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11cm"/>
    </style:style>
    <style:style style:name="co2" style:family="table-column">
      <style:table-column-properties fo:break-before="auto" style:column-width="4.101cm"/>
    </style:style>
    <style:style style:name="co3" style:family="table-column">
      <style:table-column-properties fo:break-before="auto" style:column-width="1.693cm"/>
    </style:style>
    <style:style style:name="co4" style:family="table-column">
      <style:table-column-properties fo:break-before="auto" style:column-width="6.615cm"/>
    </style:style>
    <style:style style:name="co5" style:family="table-column">
      <style:table-column-properties fo:break-before="auto" style:column-width="8.493cm"/>
    </style:style>
    <style:style style:name="co6" style:family="table-column">
      <style:table-column-properties fo:break-before="auto" style:column-width="4.524cm"/>
    </style:style>
    <style:style style:name="co7" style:family="table-column">
      <style:table-column-properties fo:break-before="auto" style:column-width="3.704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4.921cm"/>
    </style:style>
    <style:style style:name="co10" style:family="table-column">
      <style:table-column-properties fo:break-before="auto" style:column-width="2.514cm"/>
    </style:style>
    <style:style style:name="co11" style:family="table-column">
      <style:table-column-properties fo:break-before="auto" style:column-width="2.249cm"/>
    </style:style>
    <style:style style:name="co12" style:family="table-column">
      <style:table-column-properties fo:break-before="auto" style:column-width="2.408cm"/>
    </style:style>
    <style:style style:name="co13" style:family="table-column">
      <style:table-column-properties fo:break-before="auto" style:column-width="1.72cm"/>
    </style:style>
    <style:style style:name="co14" style:family="table-column">
      <style:table-column-properties fo:break-before="auto" style:column-width="1.852cm"/>
    </style:style>
    <style:style style:name="co15" style:family="table-column">
      <style:table-column-properties fo:break-before="auto" style:column-width="1.614cm"/>
    </style:style>
    <style:style style:name="co16" style:family="table-column">
      <style:table-column-properties fo:break-before="auto" style:column-width="2.725cm"/>
    </style:style>
    <style:style style:name="co17" style:family="table-column">
      <style:table-column-properties fo:break-before="auto" style:column-width="2.09cm"/>
    </style:style>
    <style:style style:name="co18" style:family="table-column">
      <style:table-column-properties fo:break-before="auto" style:column-width="2.117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434cm"/>
    </style:style>
    <style:style style:name="co21" style:family="table-column">
      <style:table-column-properties fo:break-before="auto" style:column-width="2.037cm"/>
    </style:style>
    <style:style style:name="co22" style:family="table-column">
      <style:table-column-properties fo:break-before="auto" style:column-width="3.995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3.122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2.778cm"/>
    </style:style>
    <style:style style:name="co29" style:family="table-column">
      <style:table-column-properties fo:break-before="auto" style:column-width="2.275cm"/>
    </style:style>
    <style:style style:name="co30" style:family="table-column">
      <style:table-column-properties fo:break-before="auto" style:column-width="3.863cm"/>
    </style:style>
    <style:style style:name="co31" style:family="table-column">
      <style:table-column-properties fo:break-before="auto" style:column-width="3.493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4.207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4.048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4.445cm"/>
    </style:style>
    <style:style style:name="co38" style:family="table-column">
      <style:table-column-properties fo:break-before="auto" style:column-width="2.381cm"/>
    </style:style>
    <style:style style:name="co39" style:family="table-column">
      <style:table-column-properties fo:break-before="auto" style:column-width="2.805cm"/>
    </style:style>
    <style:style style:name="co40" style:family="table-column">
      <style:table-column-properties fo:break-before="auto" style:column-width="2.91cm"/>
    </style:style>
    <style:style style:name="co41" style:family="table-column">
      <style:table-column-properties fo:break-before="auto" style:column-width="3.81cm"/>
    </style:style>
    <style:style style:name="co42" style:family="table-column">
      <style:table-column-properties fo:break-before="auto" style:column-width="3.519cm"/>
    </style:style>
    <style:style style:name="co43" style:family="table-column">
      <style:table-column-properties fo:break-before="auto" style:column-width="2.99cm"/>
    </style:style>
    <style:style style:name="co44" style:family="table-column">
      <style:table-column-properties fo:break-before="auto" style:column-width="4.154cm"/>
    </style:style>
    <style:style style:name="co45" style:family="table-column">
      <style:table-column-properties fo:break-before="auto" style:column-width="4.577cm"/>
    </style:style>
    <style:style style:name="co46" style:family="table-column">
      <style:table-column-properties fo:break-before="auto" style:column-width="3.916cm"/>
    </style:style>
    <style:style style:name="co47" style:family="table-column">
      <style:table-column-properties fo:break-before="auto" style:column-width="3.44cm"/>
    </style:style>
    <style:style style:name="co48" style:family="table-column">
      <style:table-column-properties fo:break-before="auto" style:column-width="3.016cm"/>
    </style:style>
    <style:style style:name="co49" style:family="table-column">
      <style:table-column-properties fo:break-before="auto" style:column-width="3.201cm"/>
    </style:style>
    <style:style style:name="co50" style:family="table-column">
      <style:table-column-properties fo:break-before="auto" style:column-width="5.318cm"/>
    </style:style>
    <style:style style:name="co51" style:family="table-column">
      <style:table-column-properties fo:break-before="auto" style:column-width="4.313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transparent" fo:border="0.06pt solid #000000"/>
    </style:style>
    <style:style style:name="ce7" style:family="table-cell" style:parent-style-name="Default" style:data-style-name="N0">
      <style:table-cell-properties fo:border="0.06pt solid #000000" style:vertical-align="middle"/>
    </style:style>
  </office:automatic-styles>
  <office:body>
    <office:spreadsheet>
      <table:calculation-settings table:case-sensitive="false" table:search-criteria-must-apply-to-whole-cell="false"/>
      <table:table table:name="Dados_Conferências_Nacionai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4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11" table:default-cell-style-name="ce3"/>
        <table:table-column table:style-name="co22" table:default-cell-style-name="ce3"/>
        <table:table-column table:style-name="co23" table:default-cell-style-name="ce3"/>
        <table:table-column table:style-name="co24" table:default-cell-style-name="ce3"/>
        <table:table-column table:style-name="co25" table:default-cell-style-name="ce3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default-cell-style-name="ce3"/>
        <table:table-column table:style-name="co26" table:default-cell-style-name="ce3"/>
        <table:table-column table:style-name="co30" table:default-cell-style-name="ce3"/>
        <table:table-column table:style-name="co7" table:default-cell-style-name="ce3"/>
        <table:table-column table:style-name="co31" table:default-cell-style-name="ce3"/>
        <table:table-column table:style-name="co32" table:default-cell-style-name="ce3"/>
        <table:table-column table:style-name="co30" table:default-cell-style-name="ce3"/>
        <table:table-column table:style-name="co33" table:default-cell-style-name="ce3"/>
        <table:table-column table:style-name="co34" table:default-cell-style-name="ce3"/>
        <table:table-column table:style-name="co7" table:default-cell-style-name="ce3"/>
        <table:table-column table:style-name="co35" table:default-cell-style-name="ce3"/>
        <table:table-column table:style-name="co36" table:default-cell-style-name="ce3"/>
        <table:table-column table:style-name="co30" table:default-cell-style-name="ce3"/>
        <table:table-column table:style-name="co37" table:default-cell-style-name="ce3"/>
        <table:table-column table:style-name="co30" table:default-cell-style-name="ce3"/>
        <table:table-column table:style-name="co38" table:default-cell-style-name="ce3"/>
        <table:table-column table:style-name="co39" table:default-cell-style-name="ce3"/>
        <table:table-column table:style-name="co19" table:default-cell-style-name="ce3"/>
        <table:table-column table:style-name="co40" table:default-cell-style-name="ce3"/>
        <table:table-column table:style-name="co41" table:default-cell-style-name="ce3"/>
        <table:table-column table:style-name="co42" table:default-cell-style-name="ce3"/>
        <table:table-column table:style-name="co43" table:number-columns-repeated="2" table:default-cell-style-name="ce3"/>
        <table:table-column table:style-name="co25" table:default-cell-style-name="ce3"/>
        <table:table-column table:style-name="co44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51" table:default-cell-style-name="ce3"/>
        <table:table-column table:style-name="co3" table:number-columns-repeated="960" table:default-cell-style-name="ce3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dição</text:p>
          </table:table-cell>
          <table:table-cell table:style-name="ce1" office:value-type="string">
            <text:p>Ano</text:p>
          </table:table-cell>
          <table:table-cell table:style-name="ce4" office:value-type="string">
            <text:p>Órgão responsável</text:p>
          </table:table-cell>
          <table:table-cell table:style-name="ce4" office:value-type="string">
            <text:p>Responsabilidade (conselho / corresponsabilidade)</text:p>
          </table:table-cell>
          <table:table-cell table:style-name="ce1" office:value-type="string">
            <text:p>Papel do Conselho Nacional</text:p>
          </table:table-cell>
          <table:table-cell table:style-name="ce4" office:value-type="string">
            <text:p>Área de política</text:p>
          </table:table-cell>
          <table:table-cell table:style-name="ce1" office:value-type="string">
            <text:p>Tipo de convocação</text:p>
          </table:table-cell>
          <table:table-cell table:style-name="ce1" office:value-type="string">
            <text:p>Ato convocatório</text:p>
          </table:table-cell>
          <table:table-cell table:style-name="ce1" office:value-type="string">
            <text:p>Objetivo de agendamento</text:p>
          </table:table-cell>
          <table:table-cell table:style-name="ce1" office:value-type="string">
            <text:p>Objetivo de avaliação</text:p>
          </table:table-cell>
          <table:table-cell table:style-name="ce1" office:value-type="string">
            <text:p>Objetivo de participação</text:p>
          </table:table-cell>
          <table:table-cell table:style-name="ce1" office:value-type="string">
            <text:p>Objetivo de proposição</text:p>
          </table:table-cell>
          <table:table-cell table:style-name="ce4" office:value-type="string">
            <text:p>Tema</text:p>
          </table:table-cell>
          <table:table-cell table:style-name="ce1" office:value-type="string">
            <text:p>Eixos temáticos</text:p>
          </table:table-cell>
          <table:table-cell table:style-name="ce4" office:value-type="string">
            <text:p>Etapas livres</text:p>
          </table:table-cell>
          <table:table-cell table:style-name="ce4" office:value-type="string">
            <text:p>Etapas virtuais</text:p>
          </table:table-cell>
          <table:table-cell table:style-name="ce4" office:value-type="string">
            <text:p>Etapas setoriais</text:p>
          </table:table-cell>
          <table:table-cell table:style-name="ce4" office:value-type="string">
            <text:p>Etapas intermunicipais</text:p>
          </table:table-cell>
          <table:table-cell table:style-name="ce4" office:value-type="string">
            <text:p>Etapas municipais</text:p>
          </table:table-cell>
          <table:table-cell table:style-name="ce4" office:value-type="string">
            <text:p>Etapas estaduais</text:p>
          </table:table-cell>
          <table:table-cell table:style-name="ce4" office:value-type="string">
            <text:p>Etapas extraordinárias</text:p>
          </table:table-cell>
          <table:table-cell table:style-name="ce4" office:value-type="string">
            <text:p>Período de realização</text:p>
          </table:table-cell>
          <table:table-cell table:style-name="ce4" office:value-type="string">
            <text:p>Conselho vinculado</text:p>
          </table:table-cell>
          <table:table-cell table:style-name="ce4" office:value-type="string">
            <text:p>Especificação do conselho</text:p>
          </table:table-cell>
          <table:table-cell table:style-name="ce1" office:value-type="string">
            <text:p>Estrutura Organizacional da Com. Org. Nacional</text:p>
          </table:table-cell>
          <table:table-cell table:style-name="ce1" office:value-type="string">
            <text:p>Vagas não-governamentais na Com. Org. Nacional</text:p>
          </table:table-cell>
          <table:table-cell table:style-name="ce1" office:value-type="string">
            <text:p>Vagas governamentais na Com. Org. Nacional</text:p>
          </table:table-cell>
          <table:table-cell table:style-name="ce1" office:value-type="string">
            <text:p>Vagas Conselho na Com. Org. Nacional</text:p>
          </table:table-cell>
          <table:table-cell table:style-name="ce1" office:value-type="string">
            <text:p>Plenárias</text:p>
          </table:table-cell>
          <table:table-cell table:style-name="ce1" office:value-type="string">
            <text:p>Grupos de trabalho (GTs)</text:p>
          </table:table-cell>
          <table:table-cell table:style-name="ce1" office:value-type="string">
            <text:p>Plenária intermediária</text:p>
          </table:table-cell>
          <table:table-cell table:style-name="ce1" office:value-type="string">
            <text:p>Palestras</text:p>
          </table:table-cell>
          <table:table-cell table:style-name="ce1" office:value-type="string">
            <text:p>Oficinas</text:p>
          </table:table-cell>
          <table:table-cell table:style-name="ce1" office:value-type="string">
            <text:p>Limite de propostas em etapas municipais</text:p>
          </table:table-cell>
          <table:table-cell table:style-name="ce1" office:value-type="string">
            <text:p>Nº limite de propostas em etapas municipais</text:p>
          </table:table-cell>
          <table:table-cell table:style-name="ce1" office:value-type="string">
            <text:p>Limite de propostas em etapas estaduais</text:p>
          </table:table-cell>
          <table:table-cell table:style-name="ce1" office:value-type="string">
            <text:p>Nº limite de propostas em etapas estaduais</text:p>
          </table:table-cell>
          <table:table-cell table:style-name="ce1" office:value-type="string">
            <text:p>Limite de propostas em GTs da etapa nacional</text:p>
          </table:table-cell>
          <table:table-cell table:style-name="ce1" office:value-type="string">
            <text:p>Nº limite de propostas em GTs da etapa nacional</text:p>
          </table:table-cell>
          <table:table-cell table:style-name="ce1" office:value-type="string">
            <text:p>Limite de propostas em etapa nacional</text:p>
          </table:table-cell>
          <table:table-cell table:style-name="ce1" office:value-type="string">
            <text:p>Nº limite de propostas em etapa nacional</text:p>
          </table:table-cell>
          <table:table-cell table:style-name="ce1" office:value-type="string">
            <text:p>Priorização de propostas na etapa nacional</text:p>
          </table:table-cell>
          <table:table-cell table:style-name="ce1" office:value-type="string">
            <text:p>Formulação de novas propostas na etapa nacional</text:p>
          </table:table-cell>
          <table:table-cell table:style-name="ce4" office:value-type="string">
            <text:p>Total de delegados no regimento</text:p>
          </table:table-cell>
          <table:table-cell table:style-name="ce4" office:value-type="string">
            <text:p>Vagas não-governamentais no regimento</text:p>
          </table:table-cell>
          <table:table-cell table:style-name="ce4" office:value-type="string">
            <text:p>Vagas governamentais no regimento</text:p>
          </table:table-cell>
          <table:table-cell table:style-name="ce1" office:value-type="string">
            <text:p>Previsão de cotas</text:p>
          </table:table-cell>
          <table:table-cell table:style-name="ce1" office:value-type="string">
            <text:p>Cotas para mulheres</text:p>
          </table:table-cell>
          <table:table-cell table:style-name="ce1" office:value-type="string">
            <text:p>Cotas para grupos étnicos</text:p>
          </table:table-cell>
          <table:table-cell table:style-name="ce1" office:value-type="string">
            <text:p>Cotas para outro grupo</text:p>
          </table:table-cell>
          <table:table-cell table:style-name="ce1" office:value-type="string">
            <text:p>Especificação do outro grupo com cotas</text:p>
          </table:table-cell>
          <table:table-cell table:style-name="ce1" office:value-type="string">
            <text:p>Previsão de vagas para delegados natos</text:p>
          </table:table-cell>
          <table:table-cell table:style-name="ce1" office:value-type="string">
            <text:p>Nº de vagas para delegados natos</text:p>
          </table:table-cell>
          <table:table-cell table:style-name="ce1" office:value-type="string">
            <text:p>Especificação dos delegados natos</text:p>
          </table:table-cell>
          <table:table-cell table:style-name="ce1" office:value-type="string">
            <text:p>Previsão de vagas para convidados</text:p>
          </table:table-cell>
          <table:table-cell table:style-name="ce4" office:value-type="string">
            <text:p>Nº total de participantes em todas as etapas</text:p>
          </table:table-cell>
          <table:table-cell table:style-name="ce4" office:value-type="string">
            <text:p>Nº de municípios envolvidos em etapas prévias</text:p>
          </table:table-cell>
          <table:table-cell table:style-name="ce4" office:value-type="string">
            <text:p>Nº total de participantes na etapa nacional</text:p>
          </table:table-cell>
          <table:table-cell table:style-name="ce4" office:value-type="string">
            <text:p>Nº de mulheres na etapa nacional</text:p>
          </table:table-cell>
          <table:table-cell table:style-name="ce4" office:value-type="string">
            <text:p>Nº de homens na etapa nacional</text:p>
          </table:table-cell>
          <table:table-cell table:style-name="ce1" office:value-type="string">
            <text:p>Nº de pessoas não identificadas</text:p>
          </table:table-cell>
          <table:table-cell table:style-name="ce1" office:value-type="string">
            <text:p>Referência do total de homens e mulheres na etapa nacional</text:p>
          </table:table-cell>
          <table:table-cell table:style-name="ce4" office:value-type="string">
            <text:p>Nº de propostas aprovadas na etapa nacional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riança e do Adolescente</text:p>
          </table:table-cell>
          <table:table-cell table:style-name="ce2" office:value-type="string">
            <text:p>Quint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<text:s/>Conselho Nacional dos Direitos da Criança e do Adolescente – Conanda <text:s text:c="930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86 DE 12 DE MARÇO DE 2003 <text:s text:c="961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acto Pela Paz – Uma Construção Possível <text:s text:c="959"/></text:p>
          </table:table-cell>
          <table:table-cell table:style-name="ce5" office:value-type="string">
            <text:p>Sem informação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Criança e do Adolescente – Conand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822">
            <text:p>822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98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riança e do Adolescente</text:p>
          </table:table-cell>
          <table:table-cell table:style-name="ce2" office:value-type="string">
            <text:p>Sext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<text:s/>Conselho Nacional dos Direitos da Criança e do Adolescente – Conanda <text:s text:c="930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103 DE 27 DE ABRIL DE 2005 <text:s text:c="960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Controle Social, Participação e Garantia de Direitos – Por uma Política para a Criança e o Adolescente <text:s text:c="897"/></text:p>
          </table:table-cell>
          <table:table-cell table:style-name="ce2" office:value-type="string">
            <text:p>1 – O papel da Sociedade e do Estado na formulação, execução e monitoramento de uma política para a criança e o adolescente; 2- 2 – A Participação Social na Promoção da Igualdade e Valorização da Diversidade; – A Participação Social na Elaboração, Acompanhamento e Fiscalização do Orçamento Público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Criança e do Adolescente – Conand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069">
            <text:p>1069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Conselheiros do Conselho Nacional dos Direitos da Criança e do Adolescente (Conanda)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128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1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riança e do Adolescente</text:p>
          </table:table-cell>
          <table:table-cell table:style-name="ce2" office:value-type="string">
            <text:p>Sétim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<text:s/>Conselho Nacional dos Direitos da Criança e do Adolescente – Conanda <text:s text:c="930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120 , DE 14 DE DEZEMBRO DE 2006 <text:s text:c="955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Concretizar Direitos Humanos de Crianças e Adolescentes: investimento Obrigatório <text:s text:c="918"/></text:p>
          </table:table-cell>
          <table:table-cell table:style-name="ce2" office:value-type="string">
            <text:p>4.1 - Sistema Nacional de Atendimento Socioeducativo (SINASE) como marco regulatório do atendimento socioeducativo; 4.2 – Plano Nacional de Convivência Familiar e Comunitária: marco regulatório da política de proteção.; 4.3 – Orçamento criança e adolescente: garantia de direitos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Criança e do Adolescente – Conand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6"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style-name="ce5" office:value-type="float" office:value="1480">
            <text:p>1480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Conselheiros do Conselho Nacional dos Direitos da Criança e do Adolescente (Conanda)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3606 <text:s text:c="994"/></text:p>
          </table:table-cell>
          <table:table-cell table:style-name="ce2" office:value-type="string">
            <text:p>2754 <text:s text:c="995"/></text:p>
          </table:table-cell>
          <table:table-cell table:style-name="ce2" office:value-type="string">
            <text:p>15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8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riança e do Adolescente</text:p>
          </table:table-cell>
          <table:table-cell table:style-name="ce2" office:value-type="string">
            <text:p>Oitav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<text:s/>Conselho Nacional dos Direitos da Criança e do Adolescente – Conanda <text:s text:c="930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134 DE 16 DE MARÇO DE 2009 <text:s text:c="960"/></text:p>
          </table:table-cell>
          <table:table-cell table:number-columns-repeated="4" table:style-name="ce5" office:value-type="string">
            <text:p>Sem informação</text:p>
          </table:table-cell>
          <table:table-cell table:style-name="ce2" office:value-type="string">
            <text:p>Construindo Diretrizes da Política e do Plano Decenal <text:s text:c="946"/></text:p>
          </table:table-cell>
          <table:table-cell table:style-name="ce2" office:value-type="string">
            <text:p>Eixo 1 – Promoção e Universalização de Direitos em um Contexto de Desigualdades; Eixo 2 – Proteção e Defesa no Enfrentamento das Violações de Direitos Humanos de Crianças e Adolescentes; Eixo 3 – Fortalecimento do Sstema de Garantia de Direitos; Eixo 4 – Participação de Crianças e Adolescente em Espaços de Construção da Cidadania; Eixo 5 – Gestão da Política.</text:p>
          </table:table-cell>
          <table:table-cell table:number-columns-repeated="4" table:style-name="ce5" office:value-type="string">
            <text:p>Sem informaç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10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Criança e do Adolescente – Conand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6"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em informação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7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ultur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180 de 31/08/2005 <text:s text:c="970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Estado e sociedade construindo as políticas de Cultura <text:s text:c="945"/></text:p>
          </table:table-cell>
          <table:table-cell table:style-name="ce2" office:value-type="string">
            <text:p>Gestão Pública da Cultura; Cultura é Direito e Cidadania; Economia da Cultura; Patrimônio Cultural; Comunicação é Cultura.</text:p>
          </table:table-cell>
          <table:table-cell table:style-name="ce5" office:value-type="string">
            <text:p>Não</text:p>
          </table:table-cell>
          <table:table-cell table:number-columns-repeated="5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Política Cultural</text:p>
          </table:table-cell>
          <table:table-cell table:style-name="ce2" office:value-type="string">
            <text:p>Coordenação geral; Grupo executivo.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3 <text:s text:c="998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30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Conselho Nacional de Política Cultural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61049 <text:s text:c="994"/></text:p>
          </table:table-cell>
          <table:table-cell table:style-name="ce2" office:value-type="string">
            <text:p>1197 <text:s text:c="995"/></text:p>
          </table:table-cell>
          <table:table-cell table:style-name="ce2" office:value-type="string">
            <text:p>1276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0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Cultura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a Cultur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46 de 10/07/2009 <text:s text:c="971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Cultura, Diversidade, Cidadania e Desenvolvimento <text:s text:c="950"/></text:p>
          </table:table-cell>
          <table:table-cell table:style-name="ce2" office:value-type="string">
            <text:p>Produção simbólica e diversidade cultural; Cultura, cidade e cidadania; Cultura e desenvolvimento sustentável; Cultura e economia criativa; Gestão e institucionalidade da cultura.</text:p>
          </table:table-cell>
          <table:table-cell table:number-columns-repeated="7" table:style-name="ce5" office:value-type="string">
            <text:p>Sim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Política Cultural</text:p>
          </table:table-cell>
          <table:table-cell table:style-name="ce2" office:value-type="string">
            <text:p>Coordenação geral; Comitê executivo.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0">
            <text:p>0</text:p>
          </table:table-cell>
          <table:table-cell table:number-columns-repeated="5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32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672">
            <text:p>1672</text:p>
          </table:table-cell>
          <table:table-cell table:style-name="ce5" office:value-type="float" office:value="990">
            <text:p>990</text:p>
          </table:table-cell>
          <table:table-cell table:style-name="ce5" office:value-type="float" office:value="576">
            <text:p>576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06">
            <text:p>106</text:p>
          </table:table-cell>
          <table:table-cell table:style-name="ce7" office:value-type="string">
            <text:p>Conselho Nacional de Política Cultural (52); Conselhos Estaduais de Cultura (54)</text:p>
          </table:table-cell>
          <table:table-cell table:style-name="ce7" office:value-type="string">
            <text:p>Sem informação</text:p>
          </table:table-cell>
          <table:table-cell table:style-name="ce2" office:value-type="string">
            <text:p>226846 <text:s text:c="993"/></text:p>
          </table:table-cell>
          <table:table-cell table:style-name="ce2" office:value-type="string">
            <text:p>3000 <text:s text:c="995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2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Juventude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Nacional de Juventude e do Conselho Nacional de Juventude. <text:s text:c="930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5 DE SETEMBRO DE 2007. <text:s text:c="966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Levante sua Bandeira <text:s text:c="979"/></text:p>
          </table:table-cell>
          <table:table-cell table:style-name="ce2" office:value-type="string">
            <text:p>I - Juventude: Democracia, Participação e Desenvolvimento Nacional; II - Parâmetros e Diretrizes da Política Nacional de Juventude; e III - Desafios e Prioridades para as políticas Públicas de Juventude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Juventude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6 <text:s text:c="998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Conselheiros - Conjuve - Conselho Nacional da Juventu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400000 <text:s text:c="993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25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64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Juventude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Nacional de Juventude e do Conselho Nacional de Juventude <text:s text:c="931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2 DE AGOSTO DE 2010 <text:s text:c="968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Juventude, Desenvolvimento e Efetivação de Direitos <text:s text:c="948"/></text:p>
          </table:table-cell>
          <table:table-cell table:style-name="ce2" office:value-type="string">
            <text:p>I – Juventude: Democracia, Participação e Desenvolvimento Nacional; II – Plano Nacional de Juventude: prioridades 2011-2015; III – Articulação e integração das políticas públicas de juventude.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Juventude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5">
            <text:p>15</text:p>
          </table:table-cell>
          <table:table-cell table:number-columns-repeated="5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Conselheiros - Conjuve - Conselho Nacional da Juventude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11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Promoção da Igualdade Racial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e Políticas de Promoção da Igualdade Racial; Conselho Nacional de Promoção da Igualdade Racial <text:s text:c="884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3 de julho de 2004 <text:s text:c="969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avanços e enfrentar desafios <text:s text:c="971"/></text:p>
          </table:table-cell>
          <table:table-cell table:style-name="ce2" office:value-type="string">
            <text:p>Reflexão sobre a realidade brasileira, do ponto de vista da sociedade e da estrutura do Estado, considerando os mecanismos de reprodução da discriminação, do racismo e das desigualdades raciais; Avaliação das ações e políticas públicas desenvolvidas para a promoção da igualdade racial nas três instâncias de governo: municipal, estadual e federal, bem como o cumprimento dos compromissos internacionais objetos de acordos, tratados e convenções; Proposição de diretrizes para a Política Nacional de Promoção da Igualdade Racial e Étnica considerando a perspectiva de gênero, cultura e religião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Promoção da Igualdade Racial</text:p>
          </table:table-cell>
          <table:table-cell table:style-name="ce2" office:value-type="string">
            <text:p>Subcomissão de Relatoria; Subcomissão de Comunicação; Sucomissão de Infra-estrutura; Subcomissão de Articulação e Mobilização; Subcomissão de Regimento e Regulamento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080">
            <text:p>1080</text:p>
          </table:table-cell>
          <table:table-cell table:style-name="ce5" office:value-type="float" office:value="600">
            <text:p>6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600 no total: 360 - população negra; 48 - população indígena; 96 - outros grupos etnorraciais representados no CNPIR; 96 - população branca da sociedade civil comprometida com a promoção da igualdade racial <text:s text:c="793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80">
            <text:p>80</text:p>
          </table:table-cell>
          <table:table-cell table:style-name="ce7" office:value-type="string">
            <text:p>Titulares e suplentes do Conselho Nacional de Promoção da Igualdade Racial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90000 <text:s text:c="994"/></text:p>
          </table:table-cell>
          <table:table-cell table:style-name="ce2" office:value-type="string">
            <text:p>1332 <text:s text:c="995"/></text:p>
          </table:table-cell>
          <table:table-cell table:style-name="ce2" office:value-type="string">
            <text:p>2823 <text:s text:c="995"/></text:p>
          </table:table-cell>
          <table:table-cell table:style-name="ce2" office:value-type="string">
            <text:p>522 <text:s text:c="996"/></text:p>
          </table:table-cell>
          <table:table-cell table:style-name="ce2" office:value-type="string">
            <text:p>494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1053 <text:s text:c="99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 Promoção da Igualdade Racial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e Políticas de Promoção da Igualdade Racial; Conselho Nacional de Promoção da Igualdade Racial <text:s text:c="884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9 de outubro de 2007 <text:s text:c="967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Os avanços, os desafios e as perspectivas da Política Nacional de Promoção da Igualdade Racial <text:s text:c="905"/></text:p>
          </table:table-cell>
          <table:table-cell table:style-name="ce2" office:value-type="string">
            <text:p>Análise da realidade brasileira a partir da Política Nacional de Promoção da Igualdade Racial; Impacto das políticas de igualdade racial implementadas pelos entes federativos a partir dos eixos temáticos: Educação, Saúde, Trabalho, Segurança e Terra; Compartilhamento da agenda nacional com o Plano de Ação de Durban; Gestão pública, participação e controle social: compartilhando o poder de decisão; análise do impacto das políticas implementadas, para além das fronteiras, com destaque na área de relações internacionais, para protocolos firmados com os países do continente africano.</text:p>
          </table:table-cell>
          <table:table-cell table:number-columns-repeated="2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Promoção da Igualdade Racial</text:p>
          </table:table-cell>
          <table:table-cell table:style-name="ce2" office:value-type="string">
            <text:p>Comitê executivo; Subcomissão Temática e de Relatoria; Subcomissão de Comunicação; Subcomissão de Infraestrutura; Subcomissão de Articulação e de Mobilização.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7">
            <text:p>7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326">
            <text:p>1326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496">
            <text:p>496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60 - comunidade indígena; 70 - comunidades quilombolas; 35 - comunidades ciganas; 40 - comunidades de terreiro <text:s text:c="889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Titulares do Conselho Nacional de Promoção da Igualdade Racial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5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761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idades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Ministério das Cidad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22/05/2003 <text:s text:c="967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Construindo uma Política Democrática e Integrada para as Cidades <text:s text:c="935"/></text:p>
          </table:table-cell>
          <table:table-cell table:style-name="ce6" office:value-type="string">
            <text:p>Gestão Democrática e Conselho Nacional das Cidades; Princípios e Diretrizes da Política Nacional de Desenvolvimento Urbano; Linhas de Ações e Prioridades da Política Nacional de Desenvolvimento Urbano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Comissão executiva; Assessoria especial de Comunicação Social; Assessoria especial de Articulação e mobilização; Assessoria especial de Organização; Assessoria especial de Sistematização e Parlamentar.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2500">
            <text:p>2500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1054">
            <text:p>105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3457 <text:s text:c="995"/></text:p>
          </table:table-cell>
          <table:table-cell table:style-name="ce2" office:value-type="string">
            <text:p>25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3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idades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Ministério das Cidad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11/02/2005 <text:s text:c="967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Construindo a Política Nacional de Desenvolvimento Urbano <text:s text:c="942"/></text:p>
          </table:table-cell>
          <table:table-cell table:style-name="ce6" office:value-type="string">
            <text:p>Participação e Controle Social; Questão Federativa; Política de Desenvolvimento Regional e Metropolitana; Financiamento do Desenvolvimento Urbano.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11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as Cidades - CONCIDADES</text:p>
          </table:table-cell>
          <table:table-cell table:style-name="ce2" office:value-type="string">
            <text:p>Coordenação-Executiv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71">
            <text:p>71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2571">
            <text:p>2571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1054">
            <text:p>105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71">
            <text:p>71</text:p>
          </table:table-cell>
          <table:table-cell table:style-name="ce7" office:value-type="string">
            <text:p>Conselho Nacional das Cidades - CONCIDADES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223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0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idades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s Cidades; Conselho Nacional das Cidades <text:s text:c="94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ormativa nº 4 de 06/12/2006 <text:s text:c="961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Avançando na gestão democrática das cidades <text:s text:c="956"/></text:p>
          </table:table-cell>
          <table:table-cell table:style-name="ce6" office:value-type="string">
            <text:p>Intervenções urbanas e a integração de políticas; Intervenções urbanas e o controle social; Intervenções urbanas e os recursos; Capacidade administrativa e de planejamento e estrutura institucional; Receitas municipais e ampliação de receitas próprias; Sistema nacional de desenvolvimento urbano; Política nacional de prevenção e mediação de conflitos fundiários urbanos.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12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as Cidades - CONCIDADES</text:p>
          </table:table-cell>
          <table:table-cell table:style-name="ce2" office:value-type="string">
            <text:p>Coordenação-Executiva; Comissão de mobilização; Comissão Recursal e de Validação; Comissão de Sistematização; Comissão Logística e Cultural.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2672">
            <text:p>2672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1054">
            <text:p>105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72">
            <text:p>172</text:p>
          </table:table-cell>
          <table:table-cell table:style-name="ce7" office:value-type="string">
            <text:p>Conselho Nacional das Cidades - CONCIDADE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3277 <text:s text:c="995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36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idades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s Cidades; Conselho Nacional das Cidades <text:s text:c="94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ormativa nº 10 de 30/06/2009 <text:s text:c="960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Avanços, Dificuldades e Desafios na Implementação da Política de Desenvolvimento Urbano <text:s text:c="912"/></text:p>
          </table:table-cell>
          <table:table-cell table:style-name="ce6" office:value-type="string">
            <text:p>Criação e Implementação de Conselhos das Cidades, Planos, Fundos e seus "Conselhos Gestores nos níveis Federal, Estadual, Municipal e no Distrito Federal; Aplicação do Estatuto da Cidade e dos Planos Diretores e a Efetivação da Função Social da Propriedade do Solo Urbano; A Integração da Política Urbana no Território: Política Fundiária, Mobilidade e Acessibilidade Urbana, Habitação e Saneamento; e Relação entre os Programas Governamentais – como PAC e Minha Casa, Minha Vida – e a Política de Desenvolvimento Urbano."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as Cidades - CONCIDADES</text:p>
          </table:table-cell>
          <table:table-cell table:style-name="ce2" office:value-type="string">
            <text:p>Comissão Executiv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2681">
            <text:p>2681</text:p>
          </table:table-cell>
          <table:table-cell table:style-name="ce5" office:value-type="float" office:value="1446">
            <text:p>1446</text:p>
          </table:table-cell>
          <table:table-cell table:style-name="ce5" office:value-type="float" office:value="1054">
            <text:p>105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81">
            <text:p>181</text:p>
          </table:table-cell>
          <table:table-cell table:style-name="ce7" office:value-type="string">
            <text:p>Conselho Nacional das Cidades - CONCIDADE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55440 <text:s text:c="993"/></text:p>
          </table:table-cell>
          <table:table-cell table:style-name="ce2" office:value-type="string">
            <text:p>2282 <text:s text:c="995"/></text:p>
          </table:table-cell>
          <table:table-cell table:style-name="ce2" office:value-type="string">
            <text:p>2047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99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omunidades Brasileiras no Exterior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Ministério das Relações Exterior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Brasileiros no Mundo <text:s text:c="979"/></text:p>
          </table:table-cell>
          <table:table-cell table:style-name="ce6" office:value-type="string">
            <text:p>Migrações, controles migratórios e emigração de brasileiros; A situação dos brasileiros nas diferentes regiões do mundo; Possibilidades e limites de ação governamental em benefício de brasileiros no exterior; Associações e redes de brasileiros no exterior, mídia e remessas.</text:p>
          </table:table-cell>
          <table:table-cell table:number-columns-repeated="6" table:style-name="ce5" office:value-type="string">
            <text:p>Não</text:p>
          </table:table-cell>
          <table:table-cell table:number-columns-repeated="2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4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83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omunidades Brasileiras no Exterior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Ministério das Relações Exterior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4" table:style-name="ce5" office:value-type="string">
            <text:p>Sem informação</text:p>
          </table:table-cell>
          <table:table-cell table:style-name="ce2" office:value-type="string">
            <text:p>Brasileiros no Mundo <text:s text:c="979"/></text:p>
          </table:table-cell>
          <table:table-cell table:style-name="ce6" office:value-type="string">
            <text:p>Cultura e Educação; Trabalho, Previdência e Saúde; Serviços consulares e Regularização migratória; Representação política</text:p>
          </table:table-cell>
          <table:table-cell table:number-columns-repeated="6" table:style-name="ce5" office:value-type="string">
            <text:p>Não</text:p>
          </table:table-cell>
          <table:table-cell table:number-columns-repeated="2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4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66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as Comunidades Brasileiras no Exterior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as Relações Exterior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4" table:style-name="ce5" office:value-type="string">
            <text:p>Sem informação</text:p>
          </table:table-cell>
          <table:table-cell table:style-name="ce2" office:value-type="string">
            <text:p>Brasileiros no Mundo <text:s text:c="979"/></text:p>
          </table:table-cell>
          <table:table-cell table:style-name="ce6" office:value-type="string">
            <text:p>Serviços de assistência consular, assistência social, direitos humanos (gênero) e saúde; Políticas para as comunidades brasileiras no exterior, trabalho, previdência social e temas econômicos; Cultura, educação e comunicação.</text:p>
          </table:table-cell>
          <table:table-cell table:number-columns-repeated="6" table:style-name="ce5" office:value-type="string">
            <text:p>Não</text:p>
          </table:table-cell>
          <table:table-cell table:number-columns-repeated="2"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de Representantes de Brasileiros no Exterior - CRBE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4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prendizagem Profissional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Trabalho e Emprego; Conselho Nacional dos Direitos da Criança e do Adolescente; Conselho Nacional da Juventude; Secretaria Nacional da Juventude <text:s text:c="841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Criança e do Adolescente; Conselho Nacional da Juventude</text:p>
          </table:table-cell>
          <table:table-cell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510 <text:s text:c="996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51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Não se aplica <text:s text:c="98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qüicultura e Pesc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Secretaria Especial de Aqüicultura e Pesc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179, DE 28 DE AGOSTO DE 2003 <text:s text:c="959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Lema: "A Multiplicação" e tema: "Construindo uma política democrática e integrada para aqüicultura e pesca". <text:s text:c="889"/></text:p>
          </table:table-cell>
          <table:table-cell table:style-name="ce6" office:value-type="string">
            <text:p>a. situação da pesca (frota, tecnologias, pescadores e pescadoras); b. estado atual da aqüicultura; c. beneficiamento e comercialização; d. ação governamental para o setor; e. alternativas para o desenvolvimento da pesca e aqüicultura.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4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953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01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qüicultura e Pesca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Secretaria Especial de Aqüicultura e Pesc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2 DE DEZEMBRO DE 2005 <text:s text:c="966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tema "Consolidação da política nacional da aqüicultura e pesca" e como lema "Aqüicultura e pesca: uma política de desenvolvimento sustentável para o Brasil" <text:s text:c="843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4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quicultura e Pesca (CONAPE)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3">
            <text:p>3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216">
            <text:p>216</text:p>
          </table:table-cell>
          <table:table-cell table:style-name="ce7" office:value-type="string">
            <text:p>108 conselho e 108 indicados pelo governo federal nos estados e DF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30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2015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20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qüicultura e Pesca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Secretaria Especial de Aqüicultura e Pesc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0 DE JANEIRO DE 2009 <text:s text:c="967"/>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A consolidação de uma política de Estado para o desenvolvimento sustentável da aquicultura e pesca <text:s text:c="901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quicultura e Pesca (CONAPE)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float" office:value="5">
            <text:p>5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216">
            <text:p>216</text:p>
          </table:table-cell>
          <table:table-cell table:number-columns-repeated="2" table:style-name="ce5" office:value-type="float" office:value="108">
            <text:p>108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08">
            <text:p>108</text:p>
          </table:table-cell>
          <table:table-cell table:style-name="ce7" office:value-type="string">
            <text:p>Conselheiros - CONAPE - Conselho Nacional de Aquicultura e Pesca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27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30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20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rranjos Produtivos Locais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, Indústria e Comércio Exterior; Grupo de Trabalho para Arranjos Produtivos Locais <text:s text:c="888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Os Papéis das Instituições Governamentais e Não-governamentais no Apoio aos APLs e os Instrumentos e Mecanismos de Apoio Existentes <text:s text:c="868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Não</text:p>
          </table:table-cell>
          <table:table-cell table:number-columns-repeated="2"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4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4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rranjos Produtivos Locais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, Indústria e Comércio Exterior; Grupo de Trabalho para Arranjos Produtivos Locais <text:s text:c="888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O Crédito e o Financiamento às Micro e Pequenas Empresas <text:s text:c="943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Não</text:p>
          </table:table-cell>
          <table:table-cell table:number-columns-repeated="2"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4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35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rranjos Produtivos Locais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e Desenvolvimento, Indústria e Comércio Exterior; Grupo de Trabalho para Arranjos Produtivos Locais <text:s text:c="888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APLs como Estratégia de Desenvolvimento <text:s text:c="960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Não</text:p>
          </table:table-cell>
          <table:table-cell table:number-columns-repeated="2"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4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725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rranjos Produtivos Locais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e Desenvolvimento, Indústria e Comércio Exterior; Grupo de Trabalho para Arranjos Produtivos Locais <text:s text:c="888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APL: Inovação, Desenvolvimento e Sustentabilidade - Novas Formas de Olhar o Espaço Produtivo <text:s text:c="907"/></text:p>
          </table:table-cell>
          <table:table-cell table:style-name="ce2" office:value-type="string">
            <text:p>Sem informação <text:s text:c="985"/>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Não</text:p>
          </table:table-cell>
          <table:table-cell table:number-columns-repeated="2"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4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9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rranjos Produtivos Locais</text:p>
          </table:table-cell>
          <table:table-cell table:style-name="ce2" office:value-type="string">
            <text:p>Quint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, Indústria e Comércio Exterior; Grupo de Trabalho para Arranjos Produtivos Locais <text:s text:c="888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2" office:value-type="string">
            <text:p>2ª Geração de Políticas para Arranjos Produtivos Locais: Competitividade e Sustentabilidade <text:s text:c="908"/></text:p>
          </table:table-cell>
          <table:table-cell table:style-name="ce6" office:value-type="string">
            <text:p>Inclusão Produtiva e Responsabilidade Social; "Crédito e Microcrédito Produtivo para APLs"; "Inovação, Conhecimento e Tecnologia";"Ampliação do Acesso aos Mercados Locais, Regionais, Nacionais e Internacionais"; "Cooperação e Governança: Novas Perspectivas e Abordagens"; "O papel do Desenvolvimento Profissional no Desenvolvimento das APLs"; "Grandes, Médias e Pequenas Empresas em APL. O Tamanho da Firma Importa?"; "APLs de Serviços e Serviços em APls"; "O Papel Governamental no Desenvolvimento dos APLs e Coordenação das Esferas Nacional, Regional e Estadual"; "Encontro de Grandes Empreendimentos e APLs"; "APLs e Grandes Eventos: Qual é o Legado?"; "Planejamento, Execução e Avaliação: Melhores Práticas e Novos Modelos de Gestão"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5" office:value-type="string">
            <text:p>Não</text:p>
          </table:table-cell>
          <table:table-cell table:number-columns-repeated="2" table:style-name="ce2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number-columns-repeated="4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 se aplica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 se aplica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5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68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ssistência Social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 Assitência Social e Conselho Nacional de Assistência Social - CNAS <text:s text:c="919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262 de 12/08/2003 <text:s text:c="970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Assistência Social como Política de Inclusão: uma Nova Agenda para a Cidadania - LOAS 10 anos <text:s text:c="906"/></text:p>
          </table:table-cell>
          <table:table-cell table:style-name="ce6" office:value-type="string">
            <text:p>Assistência Social: Conceber a Política para Realizar o Direito; Organização e Gestão: Planejar Localmente para Descentralizar e Democratizar o Direito; Financiamento - Assegurar Recursos para Garantir a Política; Mobilização e Participação como Estratégia para Fortalecer o Controle Social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ssistência Social - CNAS</text:p>
          </table:table-cell>
          <table:table-cell table:style-name="ce2" office:value-type="string">
            <text:p>Grupo de trabalho logístico; Grupo de trabalho financeiro; Grupo de trabalho programático; Grupo de trabalho de sistematização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10 <text:s text:c="997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5">
            <text:p>15</text:p>
          </table:table-cell>
          <table:table-cell table:style-name="ce7" office:value-type="string">
            <text:p>Conselho Nacional de Assistência Social - CNA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30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1035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7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ssistência Social</text:p>
          </table:table-cell>
          <table:table-cell table:style-name="ce2" office:value-type="string">
            <text:p>Quint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Conselho Nacional de Assistência Social - CNAS <text:s text:c="953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111 de 14/06/2005 <text:s text:c="969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UAS – PLANO 10: Estratégias e Metas para Implementação da Política Nacional de Assistência Social <text:s text:c="901"/></text:p>
          </table:table-cell>
          <table:table-cell table:style-name="ce6" office:value-type="string">
            <text:p>Direitos socioassistenciais; Gestão; Recursos Humanos; Financiamento; Controle social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ssistência Social - CNAS</text:p>
          </table:table-cell>
          <table:table-cell table:style-name="ce2" office:value-type="string">
            <text:p>Presidência; Logística; Programação; Sistematização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207">
            <text:p>1207</text:p>
          </table:table-cell>
          <table:table-cell table:style-name="ce5" office:value-type="float" office:value="572">
            <text:p>572</text:p>
          </table:table-cell>
          <table:table-cell table:style-name="ce5" office:value-type="float" office:value="599">
            <text:p>599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Conselho Nacional de Assistência Social - CNA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400000 <text:s text:c="993"/></text:p>
          </table:table-cell>
          <table:table-cell table:style-name="ce2" office:value-type="string">
            <text:p>4682 <text:s text:c="995"/></text:p>
          </table:table-cell>
          <table:table-cell table:style-name="ce2" office:value-type="string">
            <text:p>1550 <text:s text:c="995"/></text:p>
          </table:table-cell>
          <table:table-cell table:style-name="ce2" office:value-type="string">
            <text:p>644 <text:s text:c="996"/></text:p>
          </table:table-cell>
          <table:table-cell table:style-name="ce2" office:value-type="string">
            <text:p>291 <text:s text:c="996"/></text:p>
          </table:table-cell>
          <table:table-cell table:style-name="ce2" office:value-type="string">
            <text:p>17 <text:s text:c="997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89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ssistência Social</text:p>
          </table:table-cell>
          <table:table-cell table:style-name="ce2" office:value-type="string">
            <text:p>Sext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 Social e Combate a Fome e Conselho Nacional de Assistência Social - CNAS <text:s text:c="89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292 de 30/08/2006 <text:s text:c="970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mpromissos e Responsabilidades para Assegurar Proteção Social pelo SUAS - Sistema Único de Assistência Social <text:s text:c="888"/></text:p>
          </table:table-cell>
          <table:table-cell table:style-name="ce6" office:value-type="string">
            <text:p>O Plano Decenal; Os direitos socioassistencias; O Controle Social e o protagonismo dos usuários; Financiamento; Gestão do Trabalho; Intersetorialidade entre as políticas sociais e destas com o desenvolvimento econômico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ssistência Social - CNAS</text:p>
          </table:table-cell>
          <table:table-cell table:style-name="ce2" office:value-type="string">
            <text:p>Coordenação; Logística e Programação e sistematização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527">
            <text:p>527</text:p>
          </table:table-cell>
          <table:table-cell table:style-name="ce5" office:value-type="float" office:value="615">
            <text:p>615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Conselho Nacional de Assistência Social - CNA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500000 <text:s text:c="993"/></text:p>
          </table:table-cell>
          <table:table-cell table:style-name="ce2" office:value-type="string">
            <text:p>4693 <text:s text:c="995"/></text:p>
          </table:table-cell>
          <table:table-cell table:style-name="ce2" office:value-type="string">
            <text:p>20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42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ssistência Social</text:p>
          </table:table-cell>
          <table:table-cell table:style-name="ce2" office:value-type="string">
            <text:p>Sétim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 Social e Combate a Fome e Conselho Nacional de Assistência Social - CNAS <text:s text:c="89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conjunta nº 1 de 04/09/2008 <text:s text:c="963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Participação e Controle Social no Sistema Único de Assistência Social (SUAS) <text:s text:c="923"/></text:p>
          </table:table-cell>
          <table:table-cell table:style-name="ce6" office:value-type="string">
            <text:p>O processo histórico da participação popular no país: nossa cidade e territórios em movimento; A trajetória e significado do controle social na política de assistência social: a diretriz constitucional em debate; O protagonismo do usuário, o seu lugar político no SUAS: uma construção inadiável; Os conselhos de assistência social e o SUAS: composição, dinâmica, caráter da representação e processo de escolha; As bases para garantia do financiamento da assistência social: a justiça tributária que queremos; A democratização da gestão do SUAS: participação e articulação intergovernamental; As entidades de assistência social e o vínculo SUAS: controle social, participação popular e gestão interna; O trabalhador do SUAS e o protagonismo dos usuários: bases para uma atuação democrática e participativa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ssistência Social - CNAS</text:p>
          </table:table-cell>
          <table:table-cell table:style-name="ce2" office:value-type="string">
            <text:p>Coordenação; Subcomissão Programática; Subcomissão de Comunicação; Subcomissão de Articulação do Protagonismo do Usuário da Rede Socioassistencial nas Conferências de Assistência Social; Subcomissão de Acessibilidade; Subcomissão de Infraestrutura.</text:p>
          </table:table-cell>
          <table:table-cell table:number-columns-repeated="2" table:style-name="ce5" office:value-type="float" office:value="4">
            <text:p>4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float" office:value="24">
            <text:p>24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420">
            <text:p>1420</text:p>
          </table:table-cell>
          <table:table-cell table:style-name="ce5" office:value-type="float" office:value="648">
            <text:p>648</text:p>
          </table:table-cell>
          <table:table-cell table:style-name="ce5" office:value-type="float" office:value="735">
            <text:p>735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Conselho Nacional de Assistência Social - CNAS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4582 <text:s text:c="995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7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Assistência Social</text:p>
          </table:table-cell>
          <table:table-cell table:style-name="ce2" office:value-type="string">
            <text:p>Oitav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 Social e Combate a Fome e Conselho Nacional de Assistência Social - CNAS <text:s text:c="89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conjunta nº 1 de 17/12/2010 <text:s text:c="963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Avanços na Consolidação do Sistema Único de Assistência Social – SUAS, com a Valorização dos Trabalhadores e a Qualificação da Gestão dos Serviços, Programas e Projetos <text:s text:c="831"/></text:p>
          </table:table-cell>
          <table:table-cell table:style-name="ce6" office:value-type="string">
            <text:p>Estratégias para a estruturação da gestão do trabalho no SUAS; Reordenamento e qualificação dos serviços socioassistenciais; Fortalecimento da participação e do controle social; A centralidade do SUAS na erradicação da extrema pobreza no Brasil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Assistência Social - CNAS</text:p>
          </table:table-cell>
          <table:table-cell table:style-name="ce2" office:value-type="string">
            <text:p>Coordenação; Comitê de Acessibilidade; Comitê de Comunicação; Comitê Editorial; Comitê Executivo.</text:p>
          </table:table-cell>
          <table:table-cell table:number-columns-repeated="2"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420">
            <text:p>1420</text:p>
          </table:table-cell>
          <table:table-cell table:style-name="ce5" office:value-type="float" office:value="710">
            <text:p>710</text:p>
          </table:table-cell>
          <table:table-cell table:style-name="ce5" office:value-type="float" office:value="798">
            <text:p>798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36">
            <text:p>36</text:p>
          </table:table-cell>
          <table:table-cell table:style-name="ce7" office:value-type="string">
            <text:p>Conselho Nacional de Assistência Social - CNAS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5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Ciência Tecnologia e Inovação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Ministério da Ciência e Tecnologi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Desenvolvendo ideias para desenvolver o Brasil <text:s text:c="953"/></text:p>
          </table:table-cell>
          <table:table-cell table:style-name="ce6" office:value-type="string">
            <text:p>Geração de Riqueza; Inclusão Social; Áreas de Interesse Nacional; Presença Internacional; Gestão e Regulamentação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ubcomitê de Geração de Riqueza; Subcomitê de Inclusão Social; Subcomitê de Áreas de Interesse Nacional; Subcomitê de Presença Internacional; Subcomitê de Gestão e Regulament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2663">
            <text:p>2663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4763 <text:s text:c="99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2663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Ciência Tecnologia e Inovação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a Ciência e Tecnologi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3 de agosto de 2009 <text:s text:c="969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olítica de Estado para Ciência, Tecnologia e Inovação com vista ao Desenvolvimento Sustentável <text:s text:c="904"/></text:p>
          </table:table-cell>
          <table:table-cell table:style-name="ce6" office:value-type="string">
            <text:p>Sistema Nacional de Ciência, Tecnologia e Inovação; Inovação Estratégica; Pesquisa, Desenvolvimento e Inovação em Áreas Estratégicas; Ciência, Tecnologia e Inovação para o Desenvolvimento Social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0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em informação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40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89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Ciência, Tecnologia e Inovação em Saúde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 Saúde; Ministério da Ciência e Tecnologia; Ministério da Educação <text:s text:c="920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interministerial</text:p>
          </table:table-cell>
          <table:table-cell table:style-name="ce2" office:value-type="string">
            <text:p>Portaria Interministerial nº 453 de 17 de março de 2004 <text:s text:c="944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Produzir e aplicar conhecimento na busca da universalidade e equidade, com qualidade da assistência à saúde da população <text:s text:c="879"/></text:p>
          </table:table-cell>
          <table:table-cell table:style-name="ce6" office:value-type="string">
            <text:p>A Política Nacional de Ciência, Tecnologia e Inovação em Saúde; A Agenda Nacional de Prioridades de Pesquisa em Saúde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; Comissão de Comunicação; Comissão de Articulação e Mobilização; Comissão de Infraestrutura.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600">
            <text:p>600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5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644 <text:s text:c="996"/></text:p>
          </table:table-cell>
          <table:table-cell table:style-name="ce2" office:value-type="string">
            <text:p>193 <text:s text:c="996"/></text:p>
          </table:table-cell>
          <table:table-cell table:style-name="ce2" office:value-type="string">
            <text:p>223 <text:s text:c="996"/></text:p>
          </table:table-cell>
          <table:table-cell table:style-name="ce2" office:value-type="string">
            <text:p>2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122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Comunicação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Ministério das Comunicaçõe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6 de abril de 2009 <text:s text:c="969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Comunicação: meios para a construção de direitos e de cidadania na era digital <text:s text:c="921"/></text:p>
          </table:table-cell>
          <table:table-cell table:style-name="ce6" office:value-type="string">
            <text:p>Produção de conteúdo; meios de distribuição; cidadania: direitos e deveres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ubcomissão de infraestrutura e logística; subcomissão de metodologia e sistematização; subcomissão de divulgação; coordenação executiva</text:p>
          </table:table-cell>
          <table:table-cell table:number-columns-repeated="2"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7 <text:s text:c="998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539">
            <text:p>1539</text:p>
          </table:table-cell>
          <table:table-cell table:style-name="ce5" office:value-type="float" office:value="1178">
            <text:p>1178</text:p>
          </table:table-cell>
          <table:table-cell table:style-name="ce5" office:value-type="float" office:value="295">
            <text:p>295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66">
            <text:p>66</text:p>
          </table:table-cell>
          <table:table-cell table:style-name="ce7" office:value-type="string">
            <text:p>Membros titulares e suplentes da Comissão Organizadora Nacional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8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6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Defesa Civil e Assistência Humanitári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a Integração Nacional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7 de outubro de 2009 <text:s text:c="967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Defesa Civil e Assistência Humanitária: Por uma Ação Integral e Contínua <text:s text:c="927"/></text:p>
          </table:table-cell>
          <table:table-cell table:style-name="ce6" office:value-type="string">
            <text:p>Desafios para a efetivação da defesa civil no século XXI: estado, sociedade, clima, desigualdade e desenvolvimento; políticas públicas de atenção integral ao cidadão: o paradigma da assistência humanitária; mobilização e participação da sociedade na prevenção e no controle sobre a efetivação da política pública de defesa civil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Defesa Civil</text:p>
          </table:table-cell>
          <table:table-cell table:style-name="ce2" office:value-type="string">
            <text:p>comitê executivo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177">
            <text:p>1177</text:p>
          </table:table-cell>
          <table:table-cell table:style-name="ce5" office:value-type="float" office:value="946">
            <text:p>946</text:p>
          </table:table-cell>
          <table:table-cell table:style-name="ce5" office:value-type="float" office:value="231">
            <text:p>231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Titulares dos órgãos de defesa civil municipal e estadual; conselheiros do Conselho Nacional de Defesa Civil - CONDEC, titulares ou suplentes; membros da Comissão Organizadora Nacional da 1ª CNDC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42268 <text:s text:c="994"/></text:p>
          </table:table-cell>
          <table:table-cell table:style-name="ce2" office:value-type="string">
            <text:p>1179 <text:s text:c="995"/></text:p>
          </table:table-cell>
          <table:table-cell table:style-name="ce2" office:value-type="string">
            <text:p><text:s/>1434 <text:s text:c="994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04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Direitos Humanos</text:p>
          </table:table-cell>
          <table:table-cell table:style-name="ce2" office:value-type="string">
            <text:p>Oitav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Câmara dos Deputado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4"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6" office:value-type="string">
            <text:p>Sistema Único de Segurança Pública (SUSP); O Direito Humano à Alimentação; A criação do Conselho Nacional de Direitos Humanos e o Sistema de Proteção aos Direitos Humanos; Orçamento e Direitos Humanos; Educação em Direitos Humanos; Monitoramento do Projeto “Relatores Nacionais para os Direitos Humanos Econômicos, Sociais e Culturais”; Estratégia de Construção de uma proposta de Sistema Nacional de Proteção aos Direitos Humanos.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de Defesa dos Direitos da Pessoa Humana 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84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Direitos Humanos</text:p>
          </table:table-cell>
          <table:table-cell table:style-name="ce2" office:value-type="string">
            <text:p>Non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os Direitos Humanos; Conselho de Defesa dos Direitos da Pessoa Humana <text:s text:c="909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truindo o Sistema Nacional de Direitos Humanos <text:s text:c="949"/></text:p>
          </table:table-cell>
          <table:table-cell table:style-name="ce6" office:value-type="string">
            <text:p>Desafios à implementação do Sistema Nacional de Direitos Humanos (SNDH); Princípios, estrutura e estratégia de implementação do Sistema Nacional de Direitos Humanos (SNDH); Compromissos dos diversos setores da sociedade com a implementação do Sistema Nacional de Direitos Humanos (SNDH); Prioridades de atuação à Secretaria Especial dos Direitos Humanos da Presidência da República com a implementação do Sistema Nacional de Direitos Humanos (SNDH); Estratégia de seguimento, monitoramento e avaliação das deliberações da IX Conferência Nacional de Direitos Humanos.</text:p>
          </table:table-cell>
          <table:table-cell table:number-columns-repeated="4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de Defesa dos Direitos da Pessoa Humana </text:p>
          </table:table-cell>
          <table:table-cell table:style-name="ce2" office:value-type="string">
            <text:p>Secretaria executiva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580">
            <text:p>580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232">
            <text:p>232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47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Direitos Humanos</text:p>
          </table:table-cell>
          <table:table-cell table:style-name="ce2" office:value-type="string">
            <text:p>Décim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Câmara dos Deputado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4" table:style-name="ce5" office:value-type="string">
            <text:p>Sem informação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de Defesa dos Direitos da Pessoa Humana 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5" table:style-name="ce5" office:value-type="string">
            <text:p>Sem informaç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Sem informação <text:s text:c="2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4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Direitos Humanos</text:p>
          </table:table-cell>
          <table:table-cell table:style-name="ce2" office:value-type="string">
            <text:p>Décima 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coordenação tripartite da Secretaria Especial dos Direitos Humanos da Presidência da República – SEDH, a Comissão de Direitos Humanos e Minorias da Câmara dos Deputados – CDHM, e do Fórum de Entidades Nacionais de Direitos Humanos – FENDH <text:s text:c="761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9 DE ABRIL DE 2008. <text:s text:c="968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“Democracia, Desenvolvimento e Direitos Humanos: superando as desigualdades” <text:s text:c="923"/></text:p>
          </table:table-cell>
          <table:table-cell table:style-name="ce6" office:value-type="string">
            <text:p>Universalizar direitos em um contexto de desigualdades; II. Violência, segurança pública e acesso à justiça;mIII. Pacto federativo e responsabilidades dos três Poderes, do Ministério Público e da Defensoria Pública; IV. Educação e cultura em direitos humanos; V. Interação democrática entre Estado e sociedade civil emVI. Desenvolvimento e direitos humanos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de Defesa dos Direitos da Pessoa Humana - CDDPH; Conselho Nacional dos Direitos da Criança e do Adolescente - CONANDA; Conselho Nacional dos Direitos da Pessoa Portadora de Deficiência - CONADE; Conselho Nacional dos Direitos do Idoso - CNDI; Conselho Nacional de Combate à Discriminação - CNCD e Comissão Nacional para a Erradicação do Trabalho Escravo - CONATRAE.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960">
            <text:p>960</text:p>
          </table:table-cell>
          <table:table-cell table:style-name="ce5" office:value-type="float" office:value="644">
            <text:p>644</text:p>
          </table:table-cell>
          <table:table-cell table:style-name="ce5" office:value-type="float" office:value="316">
            <text:p>316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28 membros do Grupo de Trabalho Nacional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4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20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38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conomia Solidári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Trabalho e Emprego; Ministério do Desenvolvimento Agrário; Ministério do Desenvolvimento Social e Combate a Fome <text:s text:c="873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Portaria interministerial</text:p>
          </table:table-cell>
          <table:table-cell table:style-name="ce2" office:value-type="string">
            <text:p>Portaria Interministerial Nº 2, de 6 de abril de 2006 <text:s text:c="946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Economia Solidária como Estratégia e Política de Desenvolvimento <text:s text:c="935"/></text:p>
          </table:table-cell>
          <table:table-cell table:style-name="ce6" office:value-type="string">
            <text:p>Os fundamentos da economia solidária e seu papel para a construção de um desenvolvimento sustentável, democrático e socialmente justo; o balanço do acúmulo da economia solidária e das políticas públicas implementadas; prioridades e estratégias de atuação para políticas e programas de economia solidária e mecanismos de participação <text:s/>e controle social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Economia Solidária</text:p>
          </table:table-cell>
          <table:table-cell table:style-name="ce2" office:value-type="string">
            <text:p>subcomissão executiva; subcomissão especial, temática e de sistematização; subcomissão de articulação e mobilização; subcomissão logístico-financeira; subcomissão de comunicação e divulgação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5 <text:s text:c="998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float" office:value="1170">
            <text:p>1170</text:p>
          </table:table-cell>
          <table:table-cell table:style-name="ce5" office:value-type="float" office:value="877">
            <text:p>877</text:p>
          </table:table-cell>
          <table:table-cell table:style-name="ce5" office:value-type="float" office:value="293">
            <text:p>293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6976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1352 <text:s text:c="995"/></text:p>
          </table:table-cell>
          <table:table-cell table:style-name="ce2" office:value-type="string">
            <text:p>568 <text:s text:c="996"/></text:p>
          </table:table-cell>
          <table:table-cell table:style-name="ce2" office:value-type="string">
            <text:p>494 <text:s text:c="996"/></text:p>
          </table:table-cell>
          <table:table-cell table:style-name="ce2" office:value-type="string">
            <text:p>11 <text:s text:c="997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112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conomia Solidária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Conselho Nacional de Economia Solidária; Secretaria Nacional de Economia Solidária <text:s text:c="91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Resolução</text:p>
          </table:table-cell>
          <table:table-cell table:style-name="ce2" office:value-type="string">
            <text:p>Resolução Nº 1. de 30 de dezembro de 2009 <text:s text:c="958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O Direito às Formas de Organização Econômica Baseada no Trabalho Associado, na Propriedade Coletiva, na Cooperação e na Autogestão, Reafirmando a Econômia Solidária como Estratégia e Política de Desenvolvimento <text:s text:c="789"/></text:p>
          </table:table-cell>
          <table:table-cell table:style-name="ce6" office:value-type="string">
            <text:p>Avanços, limites e desafios da economia solidária no atual contexto socioeconômico, político, cultural e ambiental nacional e internacional; direito a formas de organização econômica baseadas no trabalho associado, na propriedade coletiva, na cooperação, na autogestão, na sustentabilidade e na solidariedade, como modelo de desenvolvimento; a organização do sistema nacional de economia solidária</text:p>
          </table:table-cell>
          <table:table-cell table:number-columns-repeated="2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Economia Solidária</text:p>
          </table:table-cell>
          <table:table-cell table:style-name="ce2" office:value-type="string">
            <text:p>subcomissão executiva; subcomissão de mobilização, articulação e comunicação; subcomissão de finanças e infraestrutura; subcomissão temática e de sistematizaçã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9">
            <text:p>19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400">
            <text:p>400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22072 <text:s text:c="994"/></text:p>
          </table:table-cell>
          <table:table-cell table:style-name="ce2" office:value-type="string">
            <text:p>2894 <text:s text:c="995"/></text:p>
          </table:table-cell>
          <table:table-cell table:style-name="ce2" office:value-type="string">
            <text:p>1613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62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ducação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ormativa nº 10 de 3 de setembro de 2008 <text:s text:c="950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Construindo o Sistema Nacional Articulado de Educação: Plano Nacional de Educação, Diretrizes e Estratégias de Ação <text:s text:c="884"/></text:p>
          </table:table-cell>
          <table:table-cell table:style-name="ce6" office:value-type="string">
            <text:p>Papel do Estado na Garantia do Direito à Educação de Qualidade: organização e regulação da educação nacional; Qualidade da Educação, Gestão Democrática e Avaliação; Democratização do Acesso, Permanência e Sucesso Escolar; Formação e Valorização dos/das Profissionais da Educação; Financiamento da Educação e Controle Social; Justiça Social, Educação e Trabalho: inclusão, diversidade e igualdade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20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Educação</text:p>
          </table:table-cell>
          <table:table-cell table:style-name="ce2" office:value-type="string">
            <text:p>Comissão de Divulgação e Mobilização; Comissão de Dinâmica e Sistematização; Comissão de Infraestrutura e Logística 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2884">
            <text:p>2884</text:p>
          </table:table-cell>
          <table:table-cell table:style-name="ce5" office:value-type="float" office:value="2467">
            <text:p>2467</text:p>
          </table:table-cell>
          <table:table-cell table:style-name="ce5" office:value-type="float" office:value="346">
            <text:p>346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104 <text:s text:c="996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71">
            <text:p>71</text:p>
          </table:table-cell>
          <table:table-cell table:style-name="ce7" office:value-type="string">
            <text:p>Membros titulares e suplentes da comissão organizadora da conferência nacional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450000 <text:s text:c="993"/></text:p>
          </table:table-cell>
          <table:table-cell table:style-name="ce2" office:value-type="string">
            <text:p>1421 <text:s text:c="995"/></text:p>
          </table:table-cell>
          <table:table-cell table:style-name="ce2" office:value-type="string">
            <text:p>35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77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ducação Básic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ormativa nº 11 de 24 de abril de 2007 <text:s text:c="952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trução do Sistema Nacional Articulado de Educação <text:s text:c="946"/></text:p>
          </table:table-cell>
          <table:table-cell table:style-name="ce6" office:value-type="string">
            <text:p>Os desafios da construção de um sistema nacional articulado de educação; democratização da gestão e qualidade social da educação básica; construção do regime de colaboração entre os sistemas de ensino, tendo como um dos instrumentos o financiamento da educação; inclusão e diversidade na educação básica; formação e valorização profissional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Educação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468">
            <text:p>1468</text:p>
          </table:table-cell>
          <table:table-cell table:style-name="ce5" office:value-type="float" office:value="882">
            <text:p>882</text:p>
          </table:table-cell>
          <table:table-cell table:style-name="ce5" office:value-type="float" office:value="545">
            <text:p>545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60 <text:s text:c="997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1">
            <text:p>41</text:p>
          </table:table-cell>
          <table:table-cell table:style-name="ce7" office:value-type="string">
            <text:p>Membros titulares e suplentes da comissão organizadora da conferência nacional</text:p>
          </table:table-cell>
          <table:table-cell table:style-name="ce7" office:value-type="string">
            <text:p>Não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922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09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ducação Escolar Indígen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1062 de 26 de Agosto de 2008 <text:s text:c="959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A construção do subsistema de educação escolar indígena <text:s text:c="944"/></text:p>
          </table:table-cell>
          <table:table-cell table:style-name="ce6" office:value-type="string">
            <text:p>Educação escolar e territorialidade dos povos indígenas; práticas pedagógicas indígenas; políticas, gestão e financiamento da educação escolar indígena; participação e controle social; diretrizes para educação escolar indígena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14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Educação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7">
            <text:p>7</text:p>
          </table:table-cell>
          <table:table-cell table:number-columns-repeated="3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float" office:value="600">
            <text:p>600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450 <text:s text:c="996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Integrantes da Comissão Organizadora e da Comissão Nacional de Educação Escolar Indígen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51804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804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3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Educação Profissional e Tecnológic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Ministério da Educaçã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1506, de 31 de agosto de 2006 <text:s text:c="946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Educação Profissional como Estratégia para o Desenvolvimento e a Inclusão Social <text:s text:c="919"/></text:p>
          </table:table-cell>
          <table:table-cell table:style-name="ce6" office:value-type="string">
            <text:p>Papel da educação profissional e tecnológica no desenvolvimento nacional e nas políticas de inclusão social; financiamento da educação profissional e tecnológica; organização institucional e instâncias de governo e da sociedade civil; estratégias operacionais de desenvolvimento da educação profissional e tecnológica; a relação da educação profissional e tecnológica com a universalização da educação básica - ensino médio integrado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 mê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coordenação geral; comissão de comunicação; comissão de administração e infraestrutura; comissão de articulação e mobilização; comissão de finanças; comissão de relatoria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811">
            <text:p>811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32">
            <text:p>32</text:p>
          </table:table-cell>
          <table:table-cell table:style-name="ce7" office:value-type="string">
            <text:p>um delegado indicado por cada gestor estadual de Educação Profissional e Tecnológica; um delegado indicado pelo Ministério da Educação; um delegado indicado pelo Conselho Nacional de Educação; um delegado indicado pelo UNDIME Nacional; um delegado incicado pelo CONSED; um delegado indicado pelo Fórum Nacional de Secretários Estaduais de Ciência e Tecnologia; um delegado indicado pela Confederação Nacional dos Trabalhadores em Educação; um delegado indicado pela União Nacional de Estudantes Secundaristas; um delegado indicado pelo CONDETUF; um delegado indicado pelo CONEAF; um delegado indicado pelo CONCEFET; um delegado indicado pelo Ministério Público da União; todos os integrantes da Comissão Organizadora Nacional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410 <text:s text:c="996"/></text:p>
          </table:table-cell>
          <table:table-cell table:style-name="ce2" office:value-type="string">
            <text:p>399 <text:s text:c="996"/></text:p>
          </table:table-cell>
          <table:table-cell table:style-name="ce2" office:value-type="string">
            <text:p>2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80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Gestão do Trabalho e Educação em Saúde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592 de 20 de abril de 2005 <text:s text:c="949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Trabalhadores da saúde e a saúde de todos os brasileiros: práticas de trabalho, de gestão, de formação e de participação <text:s text:c="879"/></text:p>
          </table:table-cell>
          <table:table-cell table:style-name="ce6" office:value-type="string">
            <text:p>Gestão do trabalho; Educação na saúde; Participação do trabalhador na gestão e negociação do trabalho e na gestão da educação na saúde; Financiamento do trabalho e da educação na saúde, pela União, pelos estados e pelos municípios; Controle social na gestão do trabalho e educação na saúde; Produção e incorporação de saberes a partir das práticas de trabalho, de gestão, de formação e de participação, com foco no cuidado e na saúde do trabalhador do SUS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2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 (coordenador geral, coordenadores adjuntos, secretário-geral, secretários-adjuntos, relator geral, relator adjunto); Comissão Temática e de Relatoria; Comissão de Comunicação; Comissão de Infraestrutura.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372">
            <text:p>1372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36 <text:s text:c="997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28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Medicamentos e Assistência Farmacêutic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879, de 8 de maio de 2002. <text:s text:c="949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Efetivando o Acesso, a Qualidade e a Humanização na Assistência Farmacêutica, com Controle Social <text:s text:c="902"/></text:p>
          </table:table-cell>
          <table:table-cell table:style-name="ce6" office:value-type="string">
            <text:p>Acesso à Assistência Farmacêutica: A relação dos setores público e privado de atenção à saúde; Pesquisa e desenvolvimento tecnólogico para a produção nacional de medicamentos; Qualidade na Assistência Farmacêutica, formação e capacitação de recursos humanos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Temática e de Programação; Comissão de Comunicação Social; Comissão de Articulação e Mobilização; Comissão de Organização; Comissão de relatori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18">
            <text:p>18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186">
            <text:p>1186</text:p>
          </table:table-cell>
          <table:table-cell table:style-name="ce5" office:value-type="float" office:value="857">
            <text:p>857</text:p>
          </table:table-cell>
          <table:table-cell table:style-name="ce5" office:value-type="float" office:value="285">
            <text:p>285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18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647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Políticas para Mulheres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de Política para as Mulheres e Conselho Nacional dos Direitos das Mulheres <text:s text:c="914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8 DE DEZEMBRO DE 2003 <text:s text:c="966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olíticas para as Mulheres: um desafio para a igualdade numa perspectiva de gênero <text:s text:c="917"/></text:p>
          </table:table-cell>
          <table:table-cell table:style-name="ce6" office:value-type="string">
            <text:p>I <text:s/>- Análise da realidade brasileira: social, econômica, política, cultural e os desafios para a construção da igualdade; II - Avaliação das ações e políticas públicas desenvolvidas para as mulheres nas três instâncias de governo: municipal, estadual e federal frente aos compromissos internacionais - acordos, tratados e convenções; III <text:s/>- Proposição de diretrizes da Política Nacional para as mulheres numa perspectiva de gênero, <text:s/>apontando as prioridades dos próximos anos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s Mulheres</text:p>
          </table:table-cell>
          <table:table-cell table:style-name="ce2" office:value-type="string">
            <text:p>I -Comissão Especial Temática e de Relatoria; II - Comissão Especial de Comunicação; III - Comissão Especial de Infra-estrutura; IV - Comissão Especial de Articulação e Mobilização; V - Comissão Especial de Regimento e Regulamento.</text:p>
          </table:table-cell>
          <table:table-cell table:number-columns-repeated="3" table:style-name="ce5" office:value-type="float" office:value="4">
            <text:p>4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600">
            <text:p>1600</text:p>
          </table:table-cell>
          <table:table-cell table:style-name="ce5" office:value-type="float" office:value="960">
            <text:p>960</text:p>
          </table:table-cell>
          <table:table-cell table:style-name="ce5" office:value-type="float" office:value="640">
            <text:p>640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63">
            <text:p>63</text:p>
          </table:table-cell>
          <table:table-cell table:style-name="ce7" office:value-type="string">
            <text:p>63 integrantes, titulares e suplentes, do Conselho Nacional dos <text:s/>Direitos da Mulher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20000 <text:s text:c="993"/></text:p>
          </table:table-cell>
          <table:table-cell table:style-name="ce2" office:value-type="string">
            <text:p>2000 <text:s text:c="995"/></text:p>
          </table:table-cell>
          <table:table-cell table:number-columns-repeated="2" table:style-name="ce2" office:value-type="string">
            <text:p>2487 <text:s text:c="995"/></text:p>
          </table:table-cell>
          <table:table-cell table:number-columns-repeated="2" table:style-name="ce2" office:value-type="string">
            <text:p>0 <text:s text:c="998"/></text:p>
          </table:table-cell>
          <table:table-cell table:style-name="ce2" office:value-type="string">
            <text:p>Participantes da etapa Nacional</text:p>
          </table:table-cell>
          <table:table-cell table:style-name="ce7" office:value-type="string">
            <text:p>239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Políticas para Mulheres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de Política para as Mulheres e Conselho Nacional dos Direitos das Mulheres <text:s text:c="914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7 DE JANEIRO DE 2007 <text:s text:c="967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6" office:value-type="string">
            <text:p>I – Análise da realidade brasileira: social, econômica, política, cultural e os desafios para a construção da igualdade na perspectiva da implementação do PNPM, <text:s/>avaliação das ações e políticas propostas no PNPM, sua execução e impacto; II – Participação das mulheres nos espaços de poder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s Mulheres</text:p>
          </table:table-cell>
          <table:table-cell table:style-name="ce2" office:value-type="string">
            <text:p>I -Comissão Especial Temática e de Relatoria; II - Comissão Especial de Comunicação;III - Comissão de Articulação e Mobilização.</text:p>
          </table:table-cell>
          <table:table-cell table:number-columns-repeated="3" table:style-name="ce5" office:value-type="float" office:value="4">
            <text:p>4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2731">
            <text:p>2731</text:p>
          </table:table-cell>
          <table:table-cell table:style-name="ce5" office:value-type="float" office:value="1383">
            <text:p>1383</text:p>
          </table:table-cell>
          <table:table-cell table:style-name="ce5" office:value-type="float" office:value="1348">
            <text:p>1348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69">
            <text:p>69</text:p>
          </table:table-cell>
          <table:table-cell table:style-name="ce7" office:value-type="string">
            <text:p>69 integrantes, titulares e suplentes, do Conselho Nacional dos Direitos da Mulher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number-columns-repeated="2" table:style-name="ce2" office:value-type="string">
            <text:p>2559 <text:s text:c="995"/></text:p>
          </table:table-cell>
          <table:table-cell table:number-columns-repeated="2"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196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Políticas para Mulheres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de Política para as Mulheres e Conselho Nacional dos Direitos das Mulheres <text:s text:c="914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5 DE MARÇO DE 2011 <text:s text:c="969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Autonomia e igualdade para as mulheres <text:s text:c="961"/></text:p>
          </table:table-cell>
          <table:table-cell table:style-name="ce6" office:value-type="string">
            <text:p>I - análise da realidade brasileira: social, econômica, política, cultural e os desafios para a construção da igualdade de gênero, na perspectiva do fortalecimento da autonomia econômica, social, cultural e política das mulheres, e <text:s/>que contribuam para a erradicação da pobreza extrema e exercício pleno da cidadania pelas mulheres brasileiras; II - definição de prioridades de políticas para o próximo período, tendo como base a avaliação, atualização e aprimoramento das ações e políticas propostas no II Plano Nacional de Políticas para as Mulheres, sua execução e impactos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0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s Mulheres</text:p>
          </table:table-cell>
          <table:table-cell table:style-name="ce2" office:value-type="string">
            <text:p>I - Comissão Temática; II - Comissão de Comunicação; III - Comissão de Articulação e Mobilização; IV – Comissão de Relatoria.</text:p>
          </table:table-cell>
          <table:table-cell table:number-columns-repeated="3" table:style-name="ce5" office:value-type="float" office:value="6">
            <text:p>6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2741">
            <text:p>2741</text:p>
          </table:table-cell>
          <table:table-cell table:style-name="ce5" office:value-type="float" office:value="1383">
            <text:p>1383</text:p>
          </table:table-cell>
          <table:table-cell table:style-name="ce5" office:value-type="float" office:value="1358">
            <text:p>1358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Conselheiras - CNDM - Conselho Nacional dos Direitos da Mulher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98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Recursos Humanos da Administração Pública Federal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Ministério do Planejamento, Orçamento e Gestã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Apoio à Gestão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16, de 29 de janeiro de 2009 <text:s text:c="959"/>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6" office:value-type="string">
            <text:p>Democratização das Relações de Trabalho; Diretrizes de Carreiras; Gestão por Competências e Avaliação de Desempenho; Sistemas e Processos em Gestão de Pessoas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3">
            <text:p>13</text:p>
          </table:table-cell>
          <table:table-cell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2"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em informação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7" office:value-type="string">
            <text:p>Sem informação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Sem informação 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1059 <text:s text:c="995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1059 <text:s text:c="995"/></text:p>
          </table:table-cell>
          <table:table-cell table:style-name="ce2" office:value-type="string">
            <text:p>741 <text:s text:c="996"/></text:p>
          </table:table-cell>
          <table:table-cell table:style-name="ce2" office:value-type="string">
            <text:p>313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Participantes da etapa Nacional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</text:p>
          </table:table-cell>
          <table:table-cell table:style-name="ce2" office:value-type="string">
            <text:p>Décima Segund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5 de maio de 2003 <text:s text:c="971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aúde: um direito de todos e dever do Estado - A saúde que temos, o SUS que queremos <text:s text:c="915"/></text:p>
          </table:table-cell>
          <table:table-cell table:style-name="ce6" office:value-type="string">
            <text:p>Direito à Saúde; A Seguridade Social e a Saúde; A Intersetorialidade das Ações de Saúde; As três Esferas de Governo e a Construção do SUS; A Organização da Atenção à Saúde; Gestão Participativa; O Trabalho na Saúde; Ciência e Tecnologia e a Saúde; O Financiamento da Saúde; Comunicação e Informação em Saúde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 (coordenador geral, secretário geral, relator geral); Comissão Especial Temática; Comissão Especial de Comunicação; Comissão Especial de Infra-estrutura; Comissão Especial de Articulação e Mobilização; Comissão Especial de Regimento e Regulamento; Comissão Especial de Relatoria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48">
            <text:p>48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3000">
            <text:p>3000</text:p>
          </table:table-cell>
          <table:table-cell table:style-name="ce5" office:value-type="float" office:value="2250">
            <text:p>2250</text:p>
          </table:table-cell>
          <table:table-cell table:style-name="ce5" office:value-type="float" office:value="750">
            <text:p>750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Titulares e suplentes do Conselho Nacional de Saúde; Os coordenadores e seus respectivos suplentes da plenária nacional dos conselhos de saúde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00000 <text:s text:c="993"/></text:p>
          </table:table-cell>
          <table:table-cell table:style-name="ce2" office:value-type="string">
            <text:p>3640 <text:s text:c="995"/></text:p>
          </table:table-cell>
          <table:table-cell table:style-name="ce2" office:value-type="string">
            <text:p>40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72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</text:p>
          </table:table-cell>
          <table:table-cell table:style-name="ce2" office:value-type="string">
            <text:p>Décima Terceir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0 de maio de 2007 <text:s text:c="970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Saúde e Qualidade de Vida: Políticas de Estado e Desenvolvimento <text:s text:c="935"/></text:p>
          </table:table-cell>
          <table:table-cell table:style-name="ce6" office:value-type="string">
            <text:p>Desafios para a efetivação do direito humano à saúde no Século XXI: Estado, Sociedade e Padrões de Desenvolvimento; Políticas públicas para a saúde e qualidade de vida: o SUS na Seguridade Social e o Pacto pela Saúde; A participação da sociedade na efetivação do direito humano à saúde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tê executivo; O regimento não traz subcomissões, mas indica que a comissão organizadora terá cinco coordenadores: Coordenador Geral; Secretário Geral; Relator Geral e Relator Adjunto; Coordenador de Comunicação e Informação; Coordenador de Articulação e Mobilização; Coordenador de Infra-Estrutura.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6">
            <text:p>16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3068">
            <text:p>3068</text:p>
          </table:table-cell>
          <table:table-cell table:style-name="ce5" office:value-type="float" office:value="2193">
            <text:p>2193</text:p>
          </table:table-cell>
          <table:table-cell table:style-name="ce5" office:value-type="float" office:value="731">
            <text:p>731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68 <text:s text:c="997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44">
            <text:p>144</text:p>
          </table:table-cell>
          <table:table-cell table:style-name="ce7" office:value-type="string">
            <text:p>Titulares e suplentes do Conselho Nacional de Saú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4430 <text:s text:c="995"/></text:p>
          </table:table-cell>
          <table:table-cell table:style-name="ce2" office:value-type="string">
            <text:p>47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857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</text:p>
          </table:table-cell>
          <table:table-cell table:style-name="ce2" office:value-type="string">
            <text:p>Décima Quart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3 de março de 2011 <text:s text:c="970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Acesso e acolhimento com qualidade - um desafio para o SUS; Sub-eixos: Política de saúde na seguridade social, segundo os princípios da integralidade, universalidade e equidade; Participação da comunidade e controle social; Gestão do SUS (Financiamento, Pacto pela Saúde e Relação Público x Privado, Gestão do Sistema, do Trabalho e da Educação em Saúde. <text:s text:c="645"/></text:p>
          </table:table-cell>
          <table:table-cell table:style-name="ce6" office:value-type="string">
            <text:p>Política de saúde na seguridade social, segundo os princípios da integralidade, universalidade e equidade; Participação da comunidade e controle social; Gestão do SUS (Financiamento, Pacto pela Saúde e Relação Público x Privado, Gestão do Sistema, do Trabalho e da Educação em Saúde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0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tê executivo; O regimento não traz subcomissões, mas indica que a comissão organizadora terá cinco coordenadores: Coordenador Geral; Secretário Geral; Relator Geral e Relator Adjunto; Coordenador de Comunicação e Informação; Coordenador de Articulação e Mobilização; Coordenador de Infra-Estrutura.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float" office:value="17">
            <text:p>17</text:p>
          </table:table-cell>
          <table:table-cell table:style-name="ce5" office:value-type="string">
            <text:p>Sim</text:p>
          </table:table-cell>
          <table:table-cell table:style-name="ce2" office:value-type="float" office:value="12">
            <text:p>12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3212">
            <text:p>3212</text:p>
          </table:table-cell>
          <table:table-cell table:style-name="ce5" office:value-type="float" office:value="2301">
            <text:p>2301</text:p>
          </table:table-cell>
          <table:table-cell table:style-name="ce5" office:value-type="float" office:value="767">
            <text:p>767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68 <text:s text:c="997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44">
            <text:p>144</text:p>
          </table:table-cell>
          <table:table-cell table:style-name="ce7" office:value-type="string">
            <text:p>Titulares e suplentes do Conselho Nacional de Saúde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2937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45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 Ambiental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 Saúde; Ministério do Meio Ambiente; Ministério das Cidades <text:s text:c="927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4 de maio de 2009. <text:s text:c="969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A Saúde Ambiental na cidade, no campo e na floresta: construindo cidadania, qualidade de vida e territórios sustentáveis <text:s text:c="879"/></text:p>
          </table:table-cell>
          <table:table-cell table:style-name="ce6" office:value-type="string">
            <text:p>Desenvolvimento e Sustentabilidade Sócio-ambiental no campo, na cidade e na floresta; Trabalho, Ambiente e Saúde: desafios dos processos de produção e consumo nos territórios; Democracia, Educação, Saúde e Ambiente: políticas para construção de territórios sustentáveis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; Conselho Nacional de Meio Ambiente; Conselho Nacional das Cidades; Conselho Nacional de Recursos Hídricos</text:p>
          </table:table-cell>
          <table:table-cell table:style-name="ce2" office:value-type="string">
            <text:p>Subcomissão Executiva; Subcomissão Temática, de Sistematização e Relatoria; Subcomissão de Metodologia; Subcomissão de Articulação e Mobilização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4">
            <text:p>24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8 <text:s text:c="998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48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float" office:value="1080">
            <text:p>1080</text:p>
          </table:table-cell>
          <table:table-cell table:style-name="ce5" office:value-type="float" office:value="756">
            <text:p>756</text:p>
          </table:table-cell>
          <table:table-cell table:style-name="ce5" office:value-type="float" office:value="324">
            <text:p>324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324 <text:s text:c="996"/></text:p>
          </table:table-cell>
          <table:table-cell table:number-columns-repeated="3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60">
            <text:p>60</text:p>
          </table:table-cell>
          <table:table-cell table:style-name="ce7" office:value-type="string">
            <text:p>Titulares e suplentes do Conselho Nacional de Saúde; Os coordenadores e seus respectivos suplentes da plenária nacional dos conselhos de saúde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60000 <text:s text:c="994"/></text:p>
          </table:table-cell>
          <table:table-cell table:style-name="ce2" office:value-type="string">
            <text:p>293 <text:s text:c="996"/></text:p>
          </table:table-cell>
          <table:table-cell table:style-name="ce2" office:value-type="string">
            <text:p>1197 <text:s text:c="995"/></text:p>
          </table:table-cell>
          <table:table-cell table:style-name="ce2" office:value-type="string">
            <text:p>536 <text:s text:c="996"/></text:p>
          </table:table-cell>
          <table:table-cell table:style-name="ce2" office:value-type="string">
            <text:p>634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Participantes da etapa Nacional</text:p>
          </table:table-cell>
          <table:table-cell table:style-name="ce7" office:value-type="string">
            <text:p>48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 Bucal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318, de 04 de março de 2004 <text:s text:c="948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3ª Conferência Nacional de Saúde Bucal: acesso e qualidade, superando a exclusão social <text:s text:c="912"/></text:p>
          </table:table-cell>
          <table:table-cell table:style-name="ce6" office:value-type="string">
            <text:p>Educação e Construção da Cidadania; Controle Social, Gestão Participativa e Saúde Bucal; Formação e Trabalho em Saúde Bucal; Financiamento e Organização da Atenção em Saúde Bucal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 (coordenador geral, coordenador adjunto, secretário geral, secretário adjunto); Comissão de Comunicação; Comissão de Articulação e Mobilização; Comissão de Infraestrutura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090">
            <text:p>1090</text:p>
          </table:table-cell>
          <table:table-cell table:style-name="ce5" office:value-type="float" office:value="786">
            <text:p>786</text:p>
          </table:table-cell>
          <table:table-cell table:style-name="ce5" office:value-type="float" office:value="264">
            <text:p>26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0">
            <text:p>40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83978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1183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46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 do Trabalhador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 Saúde, Ministério do Trabalho e Emprego; Ministério da Previdência Social <text:s text:c="912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interministerial</text:p>
          </table:table-cell>
          <table:table-cell table:style-name="ce2" office:value-type="string">
            <text:p>Portaria Interministerial nº Não se aplica4, de 28 de abril de 2004 <text:s text:c="932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Trabalhar sim; adoecer não <text:s text:c="973"/></text:p>
          </table:table-cell>
          <table:table-cell table:style-name="ce6" office:value-type="string">
            <text:p>Como garantir a integralidade e a transversalidade da ação do Estado em sáude dos(as) trabalhadores(as)?; Como incomporar a saúde dos(as) trabalhadores(as) nas políticas de desenvolvimento sustentável do País?; Como efetivar e ampliar o controle social em saúde dos(as) trabalhadores(as)?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20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; Comissão de relatoria; Comissão de comunicação; Comissão de infra-estrutura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372">
            <text:p>1372</text:p>
          </table:table-cell>
          <table:table-cell table:style-name="ce5" office:value-type="float" office:value="646">
            <text:p>646</text:p>
          </table:table-cell>
          <table:table-cell table:style-name="ce5" office:value-type="float" office:value="323">
            <text:p>323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36 <text:s text:c="997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806 <text:s text:c="996"/></text:p>
          </table:table-cell>
          <table:table-cell table:style-name="ce2" office:value-type="string">
            <text:p>210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44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 Indígena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Ministério da Saúd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963, de 23 de junho de 2005 <text:s text:c="948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Distrito Sanitário Especial Indígena: território de produção de saúde, proteção e valorização das tradições <text:s text:c="892"/></text:p>
          </table:table-cell>
          <table:table-cell table:style-name="ce6" office:value-type="string">
            <text:p>Direito à Saúde; Controle Social e Gestão Participativa; Desafios Indígenas Atuais; Trabalhadores indígenas e não indígenas em saúde; Segurança Alimentar, Nutricional e Desenvolvimento Sustentável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</text:p>
          </table:table-cell>
          <table:table-cell table:style-name="ce2" office:value-type="string">
            <text:p>Comissão executiva; Comissão de relatoria; Comissão de comunicação; Comissão de infra-estrutura</text:p>
          </table:table-cell>
          <table:table-cell table:style-name="ce5" office:value-type="float" office:value="10">
            <text:p>10</text:p>
          </table:table-cell>
          <table:table-cell table:number-columns-repeated="2" table:style-name="ce5" office:value-type="float" office:value="5">
            <text:p>5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792">
            <text:p>792</text:p>
          </table:table-cell>
          <table:table-cell table:style-name="ce5" office:value-type="float" office:value="594">
            <text:p>594</text:p>
          </table:table-cell>
          <table:table-cell table:style-name="ce5" office:value-type="float" office:value="198">
            <text:p>198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Sim - 50% de trabalhadores índigenas da FUNAI <text:s text:c="954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44">
            <text:p>44</text:p>
          </table:table-cell>
          <table:table-cell table:style-name="ce7" office:value-type="string">
            <text:p>Titulares ou suplentes do Conselho Nacional de Saúde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8228 <text:s text:c="994"/>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1228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36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aúde Mental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a Saúde; Secretaria de Direitos Humanos da Presidência da República <text:s text:c="920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9 de abril 2010 <text:s text:c="972"/>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Saúde Mental direito e compromisso de todos: consolidar avanços e enfrentar desafios <text:s text:c="915"/></text:p>
          </table:table-cell>
          <table:table-cell table:style-name="ce6" office:value-type="string">
            <text:p>Saúde Mental e Políticas de Estado: pactuar caminhos intersetoriais; Consolidar a rede de atenção psicossocial e fortalecer os movimentos sociais; Direitos Humanos e cidadania como desafio ético e intersetorial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4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aúde; Conselho Nacional de Assistência Social</text:p>
          </table:table-cell>
          <table:table-cell table:style-name="ce2" office:value-type="string">
            <text:p>Comissão executiva (coordenador geral, coordenadores adjuntos, secretário-geral, secretário-adjunto, relator geral, relator adjunto); Comissão de Programação; Comissão de Comunicação Social; Comissão de Articulação e Mobilização; Comissão de Logística e Infra-estrutura; Comissão de Relatoria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7">
            <text:p>17</text:p>
          </table:table-cell>
          <table:table-cell table:style-name="ce5" office:value-type="float" office:value="14">
            <text:p>14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200">
            <text:p>1200</text:p>
          </table:table-cell>
          <table:table-cell table:style-name="ce5" office:value-type="float" office:value="765">
            <text:p>765</text:p>
          </table:table-cell>
          <table:table-cell table:style-name="ce5" office:value-type="float" office:value="255">
            <text:p>255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80">
            <text:p>180</text:p>
          </table:table-cell>
          <table:table-cell table:style-name="ce7" office:value-type="string">
            <text:p>Titulares ou respectivos suplentes do Conselho Nacional de Saúde; Titulares ou respectivos suplentes da Comissão Intersetorial de Saúde Mental do Conselho Nacional de Saúde; representantes de entidades nacionais, de usuários de serviços de saúde e dos profissionais de saúde e dos representantes de gestores e prestadores de serviços de saúde indicados pelo CNS; representantes dos ministérios e entidades intersetoriais, indicados pela comissão organizadora; demais entidades indicadas pela comissão organizadora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46000 <text:s text:c="994"/></text:p>
          </table:table-cell>
          <table:table-cell table:style-name="ce2" office:value-type="string">
            <text:p>1200 <text:s text:c="995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021 <text:s text:c="995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egurança Alimentar e Nutricional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Conselho Nacional de Segurança Alimentar e Nutricional - CONSEA <text:s text:c="93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03/09/2003 <text:s text:c="967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A construção da Política Nacional de Segurança Alimentar e Nutricional <text:s text:c="929"/></text:p>
          </table:table-cell>
          <table:table-cell table:style-name="ce6" office:value-type="string">
            <text:p>Sistema agroalimentar mundial e abastecimento interno, organismos e acordos internacionais; Componentes de segurança alimentar e nutricional em um plano nacional de reforma agrária; Políticas de apoio e fortalecimento da agricultura familiar e do agroextrativismo; Sementes, recursos genéticos e a questão dos transgênicos; Acesso aos alimentos e educação para o consumo alimentar; Ações de promoção e vigilância em nutrição e saúde; Alimentação e educação nutricional nas escolas e creches; Preservação da cultura alimentar; Indicadores de segurança alimentar e nutricional e instrumentos de gestão e controle social; Programas de transferência de renda; Participação social na formulação e implementação de políticas de segurança alimentar e nutricional; Instrumentos de promoção do direito humano à alimentação; Acesso e uso dos recursos naturais e água; Programas e instrumentos para geração de trabalho e renda; Alimentação e a promoção de modos de vida saudáveis; Mutirões, coleta e doação de alimentos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egurança Alimentar e Nutricional - CONSEA</text:p>
          </table:table-cell>
          <table:table-cell table:style-name="ce2" office:value-type="string">
            <text:p>Presidência; Comissão Especial Temática; Comissão Especial de Comunicação; Comissão Especial de Infra-estrutura; Comissão Especial de Articulação e Mobilização; Comissão Especial de Regimento e Regulamento; Comissão Especial de Relatoria; Grupo Operacional.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6">
            <text:p>6</text:p>
          </table:table-cell>
          <table:table-cell table:number-columns-repeated="5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534">
            <text:p>534</text:p>
          </table:table-cell>
          <table:table-cell table:style-name="ce5" office:value-type="float" office:value="366">
            <text:p>366</text:p>
          </table:table-cell>
          <table:table-cell table:style-name="ce5" office:value-type="string">
            <text:p>Sim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2" office:value-type="string">
            <text:p>200 <text:s text:c="996"/></text:p>
          </table:table-cell>
          <table:table-cell table:style-name="ce2" office:value-type="string">
            <text:p>Pessoas pobres <text:s text:c="985"/></text:p>
          </table:table-cell>
          <table:table-cell table:style-name="ce7" office:value-type="string">
            <text:p>Sim</text:p>
          </table:table-cell>
          <table:table-cell table:style-name="ce7" office:value-type="float" office:value="100">
            <text:p>100</text:p>
          </table:table-cell>
          <table:table-cell table:style-name="ce7" office:value-type="string">
            <text:p>Conselho Nacional de Segurança Alimentar e Nutricional - CONSEA - 100</text:p>
          </table:table-cell>
          <table:table-cell table:style-name="ce7" office:value-type="string">
            <text:p>Sem informação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5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egurança Alimentar e Nutricional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Conselho Nacional de Segurança Alimentar e Nutricional - CONSEA <text:s text:c="93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01/12/2006 <text:s text:c="967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or um Desenvolvimento Sustentável com Soberania e Segurança Alimentar e Nutricional <text:s text:c="915"/></text:p>
          </table:table-cell>
          <table:table-cell table:style-name="ce6" office:value-type="string">
            <text:p>Segurança Alimentar e Nutricional nas estratégias de desenvolvimento; Política Nacional de Segurança Alimentar e Nutricional; Sistema Nacional de Segurança Alimentar e Nutricional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egurança Alimentar e Nutricional - CONSEA</text:p>
          </table:table-cell>
          <table:table-cell table:style-name="ce2" office:value-type="string">
            <text:p>Comissão Executiva; Subcomissão de Conteúdo e Metodologia; Sub-Comissão de Mobilização; Subcomissão de Infra-estrutura e Financiamento; Subcomissão Local; Grupo Operaciona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8">
            <text:p>28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1634">
            <text:p>1634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582">
            <text:p>582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291: Indígenas - 56; Quilombolas - 65; Comunidades de Terreiro - 56; Negros em geral - 114 <text:s text:c="909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18">
            <text:p>118</text:p>
          </table:table-cell>
          <table:table-cell table:style-name="ce7" office:value-type="string">
            <text:p>Conselho Nacional de Segurança Alimentar e Nutricional - CONSEA - 118 (84 sociedade e 34 governo)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69000 <text:s text:c="994"/></text:p>
          </table:table-cell>
          <table:table-cell table:style-name="ce2" office:value-type="string">
            <text:p>536 <text:s text:c="996"/></text:p>
          </table:table-cell>
          <table:table-cell table:style-name="ce2" office:value-type="string">
            <text:p>1995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45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egurança Alimentar e Nutricional</text:p>
          </table:table-cell>
          <table:table-cell table:style-name="ce2" office:value-type="string">
            <text:p>Quart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nselho gestor da política</text:p>
          </table:table-cell>
          <table:table-cell table:style-name="ce2" office:value-type="string">
            <text:p>Conselho Nacional de Segurança Alimentar e Nutricional - CONSEA <text:s text:c="93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01/12/2010 <text:s text:c="967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Alimentação Adequada e Saudável: Direito de Todos <text:s text:c="950"/></text:p>
          </table:table-cell>
          <table:table-cell table:style-name="ce6" office:value-type="string">
            <text:p>Avanços, ameaças e perspectivas para a efetivação do direito humano à alimentação adequada e saudável e da soberania alimentar; Plano Nacional de Segurança Alimentar e Nutricional; Sistema e Política Nacional de Segurança Alimentar e Nutricional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12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Segurança Alimentar e Nutricional - CONSEA</text:p>
          </table:table-cell>
          <table:table-cell table:style-name="ce2" office:value-type="string">
            <text:p>Grupo Executivo; Subcomissão de Conteúdo e Metodologia; Subcomissão de Infra-estrutura, Mobilização e Comunicação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8">
            <text:p>18</text:p>
          </table:table-cell>
          <table:table-cell table:number-columns-repeated="5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626">
            <text:p>1626</text:p>
          </table:table-cell>
          <table:table-cell table:style-name="ce5" office:value-type="float" office:value="934">
            <text:p>934</text:p>
          </table:table-cell>
          <table:table-cell table:style-name="ce5" office:value-type="float" office:value="578">
            <text:p>578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308: Indígenas - 56; Quilombolas - 56; Povos de Terreiro - 56; População negra em geral - 112; Outros povos e comunidades tradicionais - 28 <text:s text:c="860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14">
            <text:p>114</text:p>
          </table:table-cell>
          <table:table-cell table:style-name="ce7" office:value-type="string">
            <text:p>Conselho Nacional de Segurança Alimentar e Nutricional - CONSEA - 114 (76 sociedade e 38 governo)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75237 <text:s text:c="994"/></text:p>
          </table:table-cell>
          <table:table-cell table:style-name="ce2" office:value-type="string">
            <text:p>3206 <text:s text:c="995"/></text:p>
          </table:table-cell>
          <table:table-cell table:style-name="ce2" office:value-type="string">
            <text:p>1960 <text:s text:c="995"/></text:p>
          </table:table-cell>
          <table:table-cell table:style-name="ce2" office:value-type="string">
            <text:p>1180 <text:s text:c="995"/></text:p>
          </table:table-cell>
          <table:table-cell table:style-name="ce2" office:value-type="string">
            <text:p>780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Participantes da etapa Nacional</text:p>
          </table:table-cell>
          <table:table-cell table:style-name="ce7" office:value-type="string">
            <text:p>168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e Segurança Públic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Ministério da Justiça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8 de dezembro de 2008 <text:s text:c="967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Segurança com Cidadania: participe dessa mudança <text:s text:c="951"/></text:p>
          </table:table-cell>
          <table:table-cell table:style-name="ce6" office:value-type="string">
            <text:p>Gestão democrática, controle social, integração e federalismo; financiamento e gestão da política pública de segurança; valorização profissional e otimização das condições de trabalho; repressão qualificada da criminalidade; prevenção social do crime e das violências e construção da paz; diretrizes para o Sistema Penitenciário;diretrizes para o sistema de prevenção, atendimentos emergenciais e acidentes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Sim</text:p>
          </table:table-cell>
          <table:table-cell table:style-name="ce2" office:value-type="float" office:value="28">
            <text:p>28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15 <text:s text:c="997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50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float" office:value="2095">
            <text:p>2095</text:p>
          </table:table-cell>
          <table:table-cell table:style-name="ce5" office:value-type="float" office:value="1488">
            <text:p>1488</text:p>
          </table:table-cell>
          <table:table-cell table:style-name="ce5" office:value-type="float" office:value="607">
            <text:p>607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524461 <text:s text:c="993"/></text:p>
          </table:table-cell>
          <table:table-cell table:style-name="ce2" office:value-type="string">
            <text:p>514 <text:s text:c="996"/></text:p>
          </table:table-cell>
          <table:table-cell table:style-name="ce2" office:value-type="string">
            <text:p><text:s/>2095 <text:s text:c="994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0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Desenvolvimento Rural Sustentável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Desenvolvimento Agrário; Conselho Nacional de Desenvolvimento Rural Sustentável <text:s text:c="906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Desenvolvimento econômic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or um Brasil Rural com Gente: Sustentabilidade, Inclusão, Diversidade e Solidariedade <text:s text:c="913"/></text:p>
          </table:table-cell>
          <table:table-cell table:style-name="ce6" office:value-type="string">
            <text:p>Desenvolvimento socioeconômico e ambiental; Reforma Agrária e acesso aos recursos ambientais; Qualidade de vida no Brasil rural; Participação Política e organização social</text:p>
          </table:table-cell>
          <table:table-cell table:number-columns-repeated="2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Desenvolvimento Rural Sustentável</text:p>
          </table:table-cell>
          <table:table-cell table:style-name="ce2" office:value-type="string">
            <text:p>Subcomissão de Conteúdo e Metodologia; Subcomissão Executiva; Subcomissão de Mobiliz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float" office:value="1729">
            <text:p>1729</text:p>
          </table:table-cell>
          <table:table-cell table:style-name="ce5" office:value-type="float" office:value="1054">
            <text:p>1054</text:p>
          </table:table-cell>
          <table:table-cell table:style-name="ce5" office:value-type="float" office:value="527">
            <text:p>527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48">
            <text:p>148</text:p>
          </table:table-cell>
          <table:table-cell table:style-name="ce7" office:value-type="string">
            <text:p>38 conselheiros(as) <text:s/>do CONDRAF representantes da sociedade civil - titulates e suplentes; 38 conselheiros(as) do CONDRAF representantes governamentais - titulares e suplentes; 71 representantes de órgãos públicos do poder executivo federal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30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<text:s/>1556 <text:s text:c="994"/></text:p>
          </table:table-cell>
          <table:table-cell table:style-name="ce2" office:value-type="string">
            <text:p>622 <text:s text:c="996"/></text:p>
          </table:table-cell>
          <table:table-cell table:style-name="ce2" office:value-type="string">
            <text:p>934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Participantes da etapa Nacional</text:p>
          </table:table-cell>
          <table:table-cell table:style-name="ce7" office:value-type="string">
            <text:p>21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Esporte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4">
            <text:p>2004</text:p>
          </table:table-cell>
          <table:table-cell table:style-name="ce2" office:value-type="string">
            <text:p>Ministério do Espor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1 de janeiro de 2004 <text:s text:c="967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Esporte, Lazer e Desenvolvimento Humano <text:s text:c="960"/></text:p>
          </table:table-cell>
          <table:table-cell table:style-name="ce6" office:value-type="string">
            <text:p>Esporte e alto rendimento; Esporte educacional; Futebol; Esporte, lazer e qualidade de vida; Direito ao esporte e ao lazer; Esporte, economia e negócios; Esporte, administração e legislação; Esporte e conhecimento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 Esporte; Conselho Nacional dos Direitos da Criança e Adolescente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5 <text:s text:c="998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40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im - sem número, apenas proporção de 20% <text:s text:c="958"/></text:p>
          </table:table-cell>
          <table:table-cell table:number-columns-repeated="3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Membros titulares do Conselho Nacional do Esporte; um representante, titular e suplente, das comissões específicas que tratam dos assuntos do esporte na Câmara dos Deputados e no Senado Federal; representantes, titulares e suplentes, das entidades nacionais de administração do esporte e da sociedade civil organizada escolhidos pela CON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83375 <text:s text:c="994"/></text:p>
          </table:table-cell>
          <table:table-cell table:style-name="ce2" office:value-type="string">
            <text:p>873 <text:s text:c="996"/></text:p>
          </table:table-cell>
          <table:table-cell table:style-name="ce2" office:value-type="string">
            <text:p>1375 <text:s text:c="995"/></text:p>
          </table:table-cell>
          <table:table-cell table:style-name="ce2" office:value-type="string">
            <text:p>236 <text:s text:c="996"/></text:p>
          </table:table-cell>
          <table:table-cell table:style-name="ce2" office:value-type="string">
            <text:p>625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41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Esporte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Ministério do Espor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133, de 20 de outubro de 2005 <text:s text:c="946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Construindo o Sistema Nacional de Esporte e Lazer <text:s text:c="950"/></text:p>
          </table:table-cell>
          <table:table-cell table:style-name="ce6" office:value-type="string">
            <text:p>Estrutura: organização, agentes e competências; Recursos Humanos e Formação; Gestão e Controle Social; Financiamento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 Esporte</text:p>
          </table:table-cell>
          <table:table-cell table:style-name="ce2" office:value-type="string">
            <text:p>Comissão executiva; Coordenação da Comissão Operacional; Comissão de Mobilização; Comissão de Sistematização; Comissão de Informática</text:p>
          </table:table-cell>
          <table:table-cell table:number-columns-repeated="2"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float" office:value="40">
            <text:p>40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im - sem número, apenas proporção de 20% <text:s text:c="958"/></text:p>
          </table:table-cell>
          <table:table-cell table:number-columns-repeated="3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Representantes, titular e suplente, dos Ministérios e Secretarias Especiais do Governo Federal; membros do Conselho Nacional do Esporte; um representante, titular e suplente, das comissões específicas que tratam dos assuntos do esporte na Câmara dos Deputados e no Senado Federal; gestores estaduais de esporte e lazer; representantes, titulares e suplentes, das entidades nacionais de administração do esporte; representantes da sociedade civil organizada, escolhidos pela CON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44968 <text:s text:c="994"/></text:p>
          </table:table-cell>
          <table:table-cell table:style-name="ce2" office:value-type="string">
            <text:p>2242 <text:s text:c="995"/></text:p>
          </table:table-cell>
          <table:table-cell table:style-name="ce2" office:value-type="string">
            <text:p>1800 <text:s text:c="995"/></text:p>
          </table:table-cell>
          <table:table-cell table:style-name="ce2" office:value-type="string">
            <text:p>243 <text:s text:c="996"/></text:p>
          </table:table-cell>
          <table:table-cell table:style-name="ce2" office:value-type="string">
            <text:p>592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43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Esporte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10">
            <text:p>2010</text:p>
          </table:table-cell>
          <table:table-cell table:style-name="ce2" office:value-type="string">
            <text:p>Ministério do Espor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009, de 14 de janeiro de 2009 <text:s text:c="946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Plano Decenal de Esporte e Lazer: 10 pontos em 10 anos para projetar o Brasil entre os 10 mais <text:s text:c="905"/></text:p>
          </table:table-cell>
          <table:table-cell table:style-name="ce6" office:value-type="string">
            <text:p>Sistema Nacional de Esporte e Lazer; Formação e Valorização profissional; Esporte, Lazer e Educação; Esporte, Saúde e Qualidade de vida; Ciência, Tecnologia e Inovação; Esporte de Alto Rendimento; Futebol; Financiamento do Esporte; Infraestrutura Esportiva; Esporte e Economia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1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 Esporte</text:p>
          </table:table-cell>
          <table:table-cell table:style-name="ce2" office:value-type="string">
            <text:p>Comissão de mobilização; Comissão de sistematização; Comissão de operações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float" office:value="400">
            <text:p>400</text:p>
          </table:table-cell>
          <table:table-cell table:style-name="ce5" office:value-type="string">
            <text:p>Sim</text:p>
          </table:table-cell>
          <table:table-cell table:style-name="ce2" office:value-type="float" office:value="400">
            <text:p>400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40 <text:s text:c="997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400 <text:s text:c="99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float" office:value="1005">
            <text:p>1005</text:p>
          </table:table-cell>
          <table:table-cell table:number-columns-repeated="2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Titulares e respectivos suplentes de: representantes dos Ministérios e Secretarias Especiais do Governo Federal; membros do Conselho Nacional do Esporte; membros da Comissão Organizadora Nacional; um representante da Comissão de Educação, Cultura e Esporte do Senado Federal e um representante da Comissão de Turismo e Desporto da Câmara dos Deputados; os secretários estaduais de esporte e lazer ou autoridade equivalente; os representantes das entidades nacionais de administração do esporte; os representantes da sociedade civil organizada. Todos indicados pela CON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220470 <text:s text:c="993"/></text:p>
          </table:table-cell>
          <table:table-cell table:style-name="ce2" office:value-type="string">
            <text:p>3112 <text:s text:c="995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268 <text:s text:c="996"/></text:p>
          </table:table-cell>
          <table:table-cell table:style-name="ce2" office:value-type="string">
            <text:p>881 <text:s text:c="996"/></text:p>
          </table:table-cell>
          <table:table-cell table:style-name="ce2" office:value-type="string">
            <text:p>6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308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Meio Ambiente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Ministério do Meio Ambien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05 de junho de 2003 <text:s text:c="969"/></text:p>
          </table:table-cell>
          <table:table-cell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2" office:value-type="string">
            <text:p>Vamos cuidar do Brasil, fortalecendo o Sistema Nacional do Meio Ambiente - SISNAMA <text:s text:c="917"/></text:p>
          </table:table-cell>
          <table:table-cell table:style-name="ce6" office:value-type="string">
            <text:p>Recursos Hídricos; Biodiversidade, flora, fauna nativas e espaços territoriais protegidos; Infra-estrutura: transportes e energia; Agricultura, pecuária, recursos pesqueiros e silvicultura; Meio ambiente urbano; Mudanças climáticas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Meio Ambiente; Conselho Nacional de Recursos Hídricos</text:p>
          </table:table-cell>
          <table:table-cell table:style-name="ce2" office:value-type="string">
            <text:p>Coordenação executiva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11">
            <text:p>11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im - sem número, apenas proporção de 30% para delegados eleitos nas estaduais <text:s text:c="921"/></text:p>
          </table:table-cell>
          <table:table-cell table:number-columns-repeated="3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67">
            <text:p>167</text:p>
          </table:table-cell>
          <table:table-cell table:style-name="ce7" office:value-type="string">
            <text:p>Membros titulares do Conselho Nacional do Esporte; um representante, titular e suplente, das comissões específicas que tratam dos assuntos do esporte na Câmara dos Deputados e no Senado Federal; representantes, titulares e suplentes, das entidades nacionais de administração do esporte e da sociedade civil organizada escolhidos pela CON.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70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1100 <text:s text:c="995"/></text:p>
          </table:table-cell>
          <table:table-cell table:style-name="ce2" office:value-type="string">
            <text:p>336 <text:s text:c="996"/></text:p>
          </table:table-cell>
          <table:table-cell table:style-name="ce2" office:value-type="string">
            <text:p>576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32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Meio Ambiente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5">
            <text:p>2005</text:p>
          </table:table-cell>
          <table:table-cell table:style-name="ce2" office:value-type="string">
            <text:p>Ministério do Meio Ambien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nº 241, de 31 de agosto de 2005 <text:s text:c="959"/>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Vamos cuidar do Brasil: Política Integrada e Uso Sustentável dos Recursos Naturais <text:s text:c="917"/></text:p>
          </table:table-cell>
          <table:table-cell table:style-name="ce6" office:value-type="string">
            <text:p>Biodiversidade e Florestas; Qualidade Ambiental nos Assentamentos Humanos; Água e Recursos Hídricos; Elementos de uma Estratégia Nacional para o Desenvolvimento Sustentável; Fortalecimento do SISNAMA e Controle Social</text:p>
          </table:table-cell>
          <table:table-cell table:number-columns-repeated="2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Meio Ambiente; Conselho Nacional de Recursos Hídricos</text:p>
          </table:table-cell>
          <table:table-cell table:style-name="ce2" office:value-type="string">
            <text:p>Comitê executivo; Comissão interministerial; Comitê interno de apoio</text:p>
          </table:table-cell>
          <table:table-cell table:style-name="ce5" office:value-type="float" office:value="26">
            <text:p>26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im - sem número, apenas proporção de 30% para delegados eleitos nas estaduais <text:s text:c="921"/></text:p>
          </table:table-cell>
          <table:table-cell table:number-columns-repeated="3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184">
            <text:p>184</text:p>
          </table:table-cell>
          <table:table-cell table:style-name="ce7" office:value-type="string">
            <text:p>Representantes, titular e suplente, dos Ministérios e Secretarias Especiais do Governo Federal; membros do Conselho Nacional do Esporte; um representante, titular e suplente, das comissões específicas que tratam dos assuntos do esporte na Câmara dos Deputados e no Senado Federal; gestores estaduais de esporte e lazer; representantes, titulares e suplentes, das entidades nacionais de administração do esporte; representantes da sociedade civil organizada, escolhidos pela CON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88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2000 <text:s text:c="995"/></text:p>
          </table:table-cell>
          <table:table-cell table:style-name="ce2" office:value-type="string">
            <text:p>505 <text:s text:c="996"/></text:p>
          </table:table-cell>
          <table:table-cell table:style-name="ce2" office:value-type="string">
            <text:p>832 <text:s text:c="996"/></text:p>
          </table:table-cell>
          <table:table-cell table:style-name="ce2" office:value-type="string">
            <text:p>0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831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 Meio Ambiente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Ministério do Meio Ambiente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Infraestrutura e recursos naturais <text:s/></text:p>
          </table:table-cell>
          <table:table-cell table:style-name="ce2" office:value-type="string">
            <text:p>Portaria ministerial</text:p>
          </table:table-cell>
          <table:table-cell table:style-name="ce2" office:value-type="string">
            <text:p>Portaria Ministerial nº 539, de 25 de outubro de 2007 <text:s text:c="946"/>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Vamos cuidar do Brasil: Mudanças climáticas <text:s text:c="956"/></text:p>
          </table:table-cell>
          <table:table-cell table:style-name="ce6" office:value-type="string">
            <text:p>Aspectos científicos das Mudanças Climáticas; O regime internacional das Mudanças Climáticas; O Brasil e as Mudanças Climáticas;Educação Ambiental e as Mudanças Climáticas.</text:p>
          </table:table-cell>
          <table:table-cell table:number-columns-repeated="3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8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Meio Ambiente; Conselho Nacional de Recursos Hídricos; Conselho do Desenvolvimento Econômico e Social</text:p>
          </table:table-cell>
          <table:table-cell table:style-name="ce2" office:value-type="string">
            <text:p>Comissão executiva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5" office:value-type="string">
            <text:p>N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Sim - sem número, apenas proporção de 30% para delegados eleitos nas estaduais <text:s text:c="921"/></text:p>
          </table:table-cell>
          <table:table-cell table:style-name="ce2" office:value-type="string">
            <text:p>Sim - sem número, apenas proporções assim definidas: 5% comunidades tradicionais; 5% indígenas <text:s text:c="905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string">
            <text:p>Sem informação <text:s text:c="25"/></text:p>
          </table:table-cell>
          <table:table-cell table:style-name="ce7" office:value-type="string">
            <text:p>Membros do Conselho Nacional de Meio Ambiente; membros do Conselho Nacional de Recursos Hídricos 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15000 <text:s text:c="993"/></text:p>
          </table:table-cell>
          <table:table-cell table:style-name="ce2" office:value-type="string">
            <text:p>566 <text:s text:c="996"/></text:p>
          </table:table-cell>
          <table:table-cell table:style-name="ce2" office:value-type="string">
            <text:p>1200 <text:s text:c="995"/></text:p>
          </table:table-cell>
          <table:table-cell table:style-name="ce2" office:value-type="string">
            <text:p>443 <text:s text:c="996"/></text:p>
          </table:table-cell>
          <table:table-cell table:style-name="ce2" office:value-type="string">
            <text:p>819 <text:s text:c="996"/></text:p>
          </table:table-cell>
          <table:table-cell table:style-name="ce2" office:value-type="string">
            <text:p>6 <text:s text:c="998"/></text:p>
          </table:table-cell>
          <table:table-cell table:style-name="ce2" office:value-type="string">
            <text:p>Delegados da etapa nacional</text:p>
          </table:table-cell>
          <table:table-cell table:style-name="ce7" office:value-type="string">
            <text:p>660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Direitos da Pessoa com Deficiênci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e direitos Humanos e Conselho Nacional dos direitos da Pessoa portadora de Deficiência - CONADE <text:s text:c="883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<text:s text:c="2"/>DE <text:s/>14 <text:s/>DE JULHO <text:s/>2005 <text:s text:c="967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Acessibilidade – Você também tem Compromisso <text:s text:c="955"/></text:p>
          </table:table-cell>
          <table:table-cell table:style-name="ce2" office:value-type="string">
            <text:p>Das condições gerais da Implementação da Acessibilidade; Da implementação da acessibilidade arquitetônica, urbanística e de transportes; Da acessibilidade à informação, à comunicação e às ajudas técnicas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Pessoa Portadora de Deficiência - CONADE</text:p>
          </table:table-cell>
          <table:table-cell table:style-name="ce2" office:value-type="string">
            <text:p>1) Coordenação Geral; 2) Coordenação de Logística; 3) Coordenação da Programação Técnica; 4) Coordenação de Comunicação Social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840">
            <text:p>840</text:p>
          </table:table-cell>
          <table:table-cell table:number-columns-repeated="2" table:style-name="ce5" office:value-type="float" office:value="420">
            <text:p>420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76">
            <text:p>76</text:p>
          </table:table-cell>
          <table:table-cell table:style-name="ce7" office:value-type="string">
            <text:p>Conselheiros do Conselho Nacional dos Direitos da Pessoa Portadora de Deficiência</text:p>
          </table:table-cell>
          <table:table-cell table:style-name="ce7" office:value-type="string">
            <text:p>Sim</text:p>
          </table:table-cell>
          <table:table-cell table:number-columns-repeated="2" table:style-name="ce2" office:value-type="string">
            <text:p>Sem informação <text:s text:c="985"/></text:p>
          </table:table-cell>
          <table:table-cell table:style-name="ce2" office:value-type="string">
            <text:p>1150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65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Direitos da Pessoa com Deficiência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e direitos Humanos e Conselho Nacional dos direitos da Pessoa portadora de Deficiência - CONADE <text:s text:c="883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9 DE ABRIL DE 2008 <text:s text:c="969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Inclusão, Participação e Desenvolvimento - Um novo jeito de avançar <text:s text:c="932"/></text:p>
          </table:table-cell>
          <table:table-cell table:style-name="ce2" office:value-type="string">
            <text:p>a) saúde e reabilitação profissional; b) educação e trabalho; c) acessibilidade.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9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a Pessoa Portadora de Deficiência - CONADE</text:p>
          </table:table-cell>
          <table:table-cell table:style-name="ce2" office:value-type="string">
            <text:p>1) Coordenação Geral; 2) Coordenação de Logística; 3) Coordenação da Programação Técnica; 4) Coordenação de Comunicação Social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76">
            <text:p>76</text:p>
          </table:table-cell>
          <table:table-cell table:style-name="ce7" office:value-type="string">
            <text:p>Conselheiros do Conselho Nacional dos Direitos da Pessoa Portadora de Deficiência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1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Direitos da Pessoa Idosa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Especial de direitos Humanos e Conselho Nacional dos direitos da pessoa Idosa <text:s text:c="911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Sem informação</text:p>
          </table:table-cell>
          <table:table-cell table:style-name="ce2" office:value-type="string">
            <text:p>Sem informação <text:s text:c="985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“Construindo a Rede de Proteção e Defesa da Pessoa Idosa”, <text:s text:c="941"/></text:p>
          </table:table-cell>
          <table:table-cell table:style-name="ce2" office:value-type="string">
            <text:p>I - Ações para efetivação dos direitos das pessoas idosas quanto à promoção, proteção e defesa; II - Enfrentamento à violência contra a pessoa idosa; III - Atenção à Saúde da pessoa idosa; IV - Previdência Social; V - <text:s/>Assistência Social à pessoa idosa; VI - Financiamento e orçamento público das ações necessárias para a efetivação dos direitos das pessoas idosas; VII - <text:s text:c="2"/>Educação, Cultura, Esporte e Lazer para as pessoas idosas; VIII - <text:s/>Controle Social: o papel dos Conselhos</text:p>
          </table:table-cell>
          <table:table-cell table:number-columns-repeated="5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5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o Idoso</text:p>
          </table:table-cell>
          <table:table-cell table:style-name="ce2" office:value-type="string">
            <text:p>Grupo de Trabalho Nacional; Secretaria Executiva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408">
            <text:p>408</text:p>
          </table:table-cell>
          <table:table-cell table:number-columns-repeated="2" table:style-name="ce5" office:value-type="float" office:value="204">
            <text:p>204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Conselheiros - CNDI - Conselho Nacional dos direitos do Idoso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5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7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29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Direitos da Pessoa Idosa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de Direitos Humanos e Conselho Nacional dos Direitos do Idoso <text:s text:c="92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05 DE MARÇO DE 2008 <text:s text:c="969"/></text:p>
          </table:table-cell>
          <table:table-cell table:number-columns-repeated="4" table:style-name="ce5" office:value-type="string">
            <text:p>Sim</text:p>
          </table:table-cell>
          <table:table-cell table:style-name="ce2" office:value-type="string">
            <text:p>Avaliação da rede nacional de proteção e defesa dos direitos da pessoa idosa: avanços e desafios <text:s text:c="903"/></text:p>
          </table:table-cell>
          <table:table-cell table:style-name="ce2" office:value-type="string">
            <text:p>1. Ações para efetivação dos direitos das pessoas idosas quanto à promoção, proteção e defesa; 2; Enfrentamento à violência; 3.Atenção à saúde; 4. Previdência Social; 5. <text:s/>Assistência Social; 6. Educação, cultura, esporte e lazer; 7. Transporte, cidades e meio ambiente; 8. Gestão, participação e controle democrático; 9.Financiamento.</text:p>
          </table:table-cell>
          <table:table-cell table:number-columns-repeated="4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13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o Idoso</text:p>
          </table:table-cell>
          <table:table-cell table:style-name="ce2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203">
            <text:p>203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28">
            <text:p>28</text:p>
          </table:table-cell>
          <table:table-cell table:style-name="ce7" office:value-type="string">
            <text:p>Conselheiros - CNDI - Conselho Nacional dos direitos do Idoso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61000 <text:s text:c="994"/></text:p>
          </table:table-cell>
          <table:table-cell table:style-name="ce2" office:value-type="string">
            <text:p>1154 <text:s text:c="995"/></text:p>
          </table:table-cell>
          <table:table-cell table:style-name="ce2" office:value-type="string">
            <text:p>800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403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Direitos da Pessoa Idosa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Secretaria de Direitos Humanos e Conselho Nacional dos Direitos do Idoso <text:s text:c="927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o- DE JUNHO DE 2011 <text:s text:c="968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O Compromisso de Todos por um Envelhecimento digno no Brasil <text:s text:c="939"/>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Não</text:p>
          </table:table-cell>
          <table:table-cell table:number-columns-repeated="4" table:style-name="ce5" office:value-type="string">
            <text:p>Sim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s Direitos do Idoso</text:p>
          </table:table-cell>
          <table:table-cell table:style-name="ce2" office:value-type="string">
            <text:p>I - Comissão Organizadora; II – Comitê Executivo; e III – Secretaria Executiva.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820">
            <text:p>820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328">
            <text:p>328</text:p>
          </table:table-cell>
          <table:table-cell table:style-name="ce5" office:value-type="string">
            <text:p>Sim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number-columns-repeated="2" table:style-name="ce2" office:value-type="string">
            <text:p>9 idosos do meio rural <text:s text:c="977"/></text:p>
          </table:table-cell>
          <table:table-cell table:style-name="ce7" office:value-type="string">
            <text:p>Sim</text:p>
          </table:table-cell>
          <table:table-cell table:style-name="ce7" office:value-type="float" office:value="26">
            <text:p>26</text:p>
          </table:table-cell>
          <table:table-cell table:style-name="ce7" office:value-type="string">
            <text:p>Conselheiros - CNDI - Conselho Nacional dos direitos do Idoso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40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dos Povos Indígenas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Fundação Nacional do Índio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sem número de 16/03/2006 <text:s text:c="96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Autonomia Política dos Povos Indígenas; Questão fundiária (Territórios Indígenas e Patrimônio Indígena); Educação; Saúde; Políticas Públicas para Índios Urbanos.</text:p>
          </table:table-cell>
          <table:table-cell table:number-columns-repeated="7" table:style-name="ce5" office:value-type="string">
            <text:p>Não</text:p>
          </table:table-cell>
          <table:table-cell table:style-name="ce5" office:value-type="string">
            <text:p>2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Equipe de articulação e mobilização; equipe de comunicação, divulgação e documentação; equipe de logística; equipe de relatoria e supervisão; equipe de elaboração do regimento interno e regulamento.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3" table:style-name="ce5" office:value-type="string">
            <text:p>Não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Não se aplica <text:s text:c="986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382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Infanto-Juvenil pelo Meio Ambiente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3">
            <text:p>2003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Meio Ambiente e Ministério da Educação <text:s text:c="947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5 de junho de 2003 <text:s text:c="970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Vamos cuidar do Brasil, fortalecendo o Sistema Nacional do Meio Ambiente-SISNAMA <text:s text:c="919"/></text:p>
          </table:table-cell>
          <table:table-cell table:style-name="ce2" office:value-type="string">
            <text:p>Recursos hídricos; biodiversidade, flora, fauna nativas e espaços territoriais protegidos; infraestrutura: transporte e energia; agricultura, pecuária, recursos pesqueiros e silvicultura; meio ambiente urbano; mudanças climáticas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6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em informação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10 <text:s text:c="997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float" office:value="386">
            <text:p>386</text:p>
          </table:table-cell>
          <table:table-cell table:style-name="ce5" office:value-type="float" office:value="378">
            <text:p>378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Não</text:p>
          </table:table-cell>
          <table:table-cell table:number-columns-repeated="4" table:style-name="ce2" office:value-type="string">
            <text:p>Não se aplica <text:s text:c="986"/></text:p>
          </table:table-cell>
          <table:table-cell table:style-name="ce7" office:value-type="string">
            <text:p>Sim</text:p>
          </table:table-cell>
          <table:table-cell table:style-name="ce7" office:value-type="float" office:value="8">
            <text:p>8</text:p>
          </table:table-cell>
          <table:table-cell table:style-name="ce7" office:value-type="string">
            <text:p>Representantes do Movimento de Meninos e Meninas de Rua (MNMMR)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5658877 <text:s text:c="992"/></text:p>
          </table:table-cell>
          <table:table-cell table:style-name="ce2" office:value-type="string">
            <text:p>3461 <text:s text:c="995"/></text:p>
          </table:table-cell>
          <table:table-cell table:number-columns-repeated="4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10 <text:s text:c="997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Infanto-Juvenil pelo Meio Ambiente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06">
            <text:p>2006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Meio Ambiente e Ministério da Educação <text:s text:c="947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Vivendo a Diversidade na Escola <text:s text:c="968"/></text:p>
          </table:table-cell>
          <table:table-cell table:style-name="ce2" office:value-type="string">
            <text:p>Mudanças climáticas; biodiversidade; segurança alimentar e nutricional; diversidade étnico-racial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float" office:value="667">
            <text:p>667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number-columns-repeated="2" table:style-name="ce2" office:value-type="string">
            <text:p>54 <text:s text:c="997"/></text:p>
          </table:table-cell>
          <table:table-cell table:style-name="ce2" office:value-type="string">
            <text:p>Comunidades de assentamentos rurais; Movimento de Meninos e Meninas de Rua - MNMMR <text:s text:c="917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3801055 <text:s text:c="992"/></text:p>
          </table:table-cell>
          <table:table-cell table:style-name="ce2" office:value-type="string">
            <text:p>2865 <text:s text:c="995"/></text:p>
          </table:table-cell>
          <table:table-cell table:style-name="ce2" office:value-type="string">
            <text:p>746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9 <text:s text:c="998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Infanto-Juvenil pelo Meio Ambiente</text:p>
          </table:table-cell>
          <table:table-cell table:style-name="ce2" office:value-type="string">
            <text:p>Terceira Edição</text:p>
          </table:table-cell>
          <table:table-cell table:style-name="ce2" office:value-type="float" office:value="2009">
            <text:p>2009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Ministério do Meio Ambiente e Ministério da Educação <text:s text:c="947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Políticas sociais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Mudanças Ambientais Globais <text:s text:c="972"/></text:p>
          </table:table-cell>
          <table:table-cell table:style-name="ce2" office:value-type="string">
            <text:p>A atmosfera e as mudanças climáticas; a biodiversidade e a questão da homogeneização, das queimadas e desmatamentos; a água e o problema da escassez, da poluição e da desertificação; energia e mobilidade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o Meio Ambiente (CONAMA) e <text:s/>Comissões Estaduais Interinstitucionais de Educação Ambiental</text:p>
          </table:table-cell>
          <table:table-cell table:style-name="ce2" office:value-type="string">
            <text:p>Sem informação</text:p>
          </table:table-cell>
          <table:table-cell table:style-name="ce5" office:value-type="float" office:value="25">
            <text:p>25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 se aplica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number-columns-repeated="2" table:style-name="ce5" office:value-type="float" office:value="588">
            <text:p>588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54 <text:s text:c="997"/></text:p>
          </table:table-cell>
          <table:table-cell table:style-name="ce2" office:value-type="string">
            <text:p>27 <text:s text:c="997"/></text:p>
          </table:table-cell>
          <table:table-cell table:style-name="ce2" office:value-type="string">
            <text:p>Comunidades de assentamentos rurais; Movimento de Meninos e Meninas de Rua - MNMMR <text:s text:c="917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Não</text:p>
          </table:table-cell>
          <table:table-cell table:style-name="ce2" office:value-type="string">
            <text:p>3700000 <text:s text:c="992"/></text:p>
          </table:table-cell>
          <table:table-cell table:style-name="ce2" office:value-type="string">
            <text:p>2828 <text:s text:c="995"/></text:p>
          </table:table-cell>
          <table:table-cell table:style-name="ce2" office:value-type="string">
            <text:p>981 <text:s text:c="996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9 <text:s text:c="998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LGBT</text:p>
          </table:table-cell>
          <table:table-cell table:style-name="ce2" office:value-type="string">
            <text:p>Primeira Edição</text:p>
          </table:table-cell>
          <table:table-cell table:style-name="ce2" office:value-type="float" office:value="2008">
            <text:p>2008</text:p>
          </table:table-cell>
          <table:table-cell table:style-name="ce2" office:value-type="string">
            <text:p>Secretaria Especial de Direitos Humanos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Conselho não é nem <text:s/>responsável, nem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28 DE NOVEMBRO DE 2007 <text:s text:c="966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Direitos Humanos e Políticas Públicas: O caminho para garantir a cidadania de Gays, Lésbicas, Bissexuais, Travestis e Transexuais <text:s text:c="870"/></text:p>
          </table:table-cell>
          <table:table-cell table:style-name="ce5" office:value-type="string">
            <text:p>Sem informação</text:p>
          </table:table-cell>
          <table:table-cell table:number-columns-repeated="3" table:style-name="ce5" office:value-type="string">
            <text:p>Não</text:p>
          </table:table-cell>
          <table:table-cell table:number-columns-repeated="3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3 meses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</text:p>
          </table:table-cell>
          <table:table-cell table:style-name="ce2" office:value-type="string">
            <text:p>I - Subcomissão Temática e de Relatoria; II - Subcomissão de Comunicação;III - Subcomissão de Articulação e Mobilização.</text:p>
          </table:table-cell>
          <table:table-cell table:number-columns-repeated="2" table:style-name="ce5" office:value-type="float" office:value="18">
            <text:p>18</text:p>
          </table:table-cell>
          <table:table-cell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number-columns-repeated="4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572">
            <text:p>572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215">
            <text:p>215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A delegação de negras e negros da sociedade civil deve espelhar a população dos estados (IBGE) <text:s text:c="905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style-name="ce2" office:value-type="string">
            <text:p>10000 <text:s text:c="994"/></text:p>
          </table:table-cell>
          <table:table-cell table:style-name="ce2" office:value-type="string">
            <text:p>Sem informação <text:s text:c="985"/></text:p>
          </table:table-cell>
          <table:table-cell table:style-name="ce2" office:value-type="string">
            <text:p>1118 <text:s text:c="995"/></text:p>
          </table:table-cell>
          <table:table-cell table:number-columns-repeated="3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559 <text:s text:c="996"/></text:p>
          </table:table-cell>
          <table:table-cell table:number-columns-repeated="960"/>
        </table:table-row>
        <table:table-row table:style-name="ro2">
          <table:table-cell table:style-name="ce2" office:value-type="string">
            <text:p>Conferência LGBT</text:p>
          </table:table-cell>
          <table:table-cell table:style-name="ce2" office:value-type="string">
            <text:p>Segunda Edição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Corresponsabilidade</text:p>
          </table:table-cell>
          <table:table-cell table:style-name="ce2" office:value-type="string">
            <text:p>a coordenação conjunta da Secretaria de Direitos Humanos da Presidência da República e do Conselho Nacional de Combate à Discriminação <text:s text:c="865"/></text:p>
          </table:table-cell>
          <table:table-cell table:style-name="ce2" office:value-type="string">
            <text:p>Conselho é responsável ou corresponsável</text:p>
          </table:table-cell>
          <table:table-cell table:style-name="ce2" office:value-type="string">
            <text:p>Garantia de direitos <text:s/></text:p>
          </table:table-cell>
          <table:table-cell table:style-name="ce2" office:value-type="string">
            <text:p>Decreto</text:p>
          </table:table-cell>
          <table:table-cell table:style-name="ce2" office:value-type="string">
            <text:p>DECRETO DE 18 DE MAIO DE 2011 <text:s text:c="970"/>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Por um país livre da pobreza e da discriminação: promovendo a cidadania LGBT <text:s text:c="923"/></text:p>
          </table:table-cell>
          <table:table-cell table:style-name="ce5" office:value-type="string">
            <text:p>Sem informação</text:p>
          </table:table-cell>
          <table:table-cell table:number-columns-repeated="2"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7 meses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Conselho Nacional de Combate à Discriminação - LGBT</text:p>
          </table:table-cell>
          <table:table-cell table:style-name="ce2" office:value-type="string">
            <text:p>I - Subcomissão Temática e de Relatoria; II - Subcomissão de Comunicação;III - Subcomissão de Articulação e Mobilização.</text:p>
          </table:table-cell>
          <table:table-cell table:number-columns-repeated="3" table:style-name="ce5" office:value-type="string">
            <text:p>.</text:p>
          </table:table-cell>
          <table:table-cell table:number-columns-repeated="2" table:style-name="ce5" office:value-type="string">
            <text:p>Sim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im</text:p>
          </table:table-cell>
          <table:table-cell table:number-columns-repeated="2"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26"/>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5/grupo-16grupos <text:s text:c="983"/></text:p>
          </table:table-cell>
          <table:table-cell table:style-name="ce5" office:value-type="string">
            <text:p>Não</text:p>
          </table:table-cell>
          <table:table-cell table:style-name="ce2" office:value-type="string">
            <text:p>Não se aplica <text:s text:c="986"/></text:p>
          </table:table-cell>
          <table:table-cell table:style-name="ce5" office:value-type="string">
            <text:p>Não</text:p>
          </table:table-cell>
          <table:table-cell table:style-name="ce5" office:value-type="string">
            <text:p>Sem informação</text:p>
          </table:table-cell>
          <table:table-cell table:style-name="ce5" office:value-type="float" office:value="309">
            <text:p>309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276">
            <text:p>276</text:p>
          </table:table-cell>
          <table:table-cell table:style-name="ce5" office:value-type="string">
            <text:p>Sim</text:p>
          </table:table-cell>
          <table:table-cell table:style-name="ce2" office:value-type="string">
            <text:p>Não se aplica <text:s text:c="986"/></text:p>
          </table:table-cell>
          <table:table-cell table:style-name="ce2" office:value-type="string">
            <text:p>A delegação de negras e negros da sociedade civil deve espelhar a população dos estados (IBGE) <text:s text:c="905"/></text:p>
          </table:table-cell>
          <table:table-cell table:number-columns-repeated="2" table:style-name="ce2" office:value-type="string">
            <text:p>Não se aplica <text:s text:c="986"/></text:p>
          </table:table-cell>
          <table:table-cell table:style-name="ce7" office:value-type="string">
            <text:p>Não</text:p>
          </table:table-cell>
          <table:table-cell table:style-name="ce7" office:value-type="string">
            <text:p>Não se aplica <text:s text:c="26"/></text:p>
          </table:table-cell>
          <table:table-cell table:style-name="ce7" office:value-type="string">
            <text:p>Não se aplica</text:p>
          </table:table-cell>
          <table:table-cell table:style-name="ce7" office:value-type="string">
            <text:p>Sim</text:p>
          </table:table-cell>
          <table:table-cell table:number-columns-repeated="6" table:style-name="ce2" office:value-type="string">
            <text:p>Sem informação <text:s text:c="985"/></text:p>
          </table:table-cell>
          <table:table-cell table:style-name="ce2" office:value-type="string">
            <text:p>Não se aplica</text:p>
          </table:table-cell>
          <table:table-cell table:style-name="ce7" office:value-type="string">
            <text:p>Sem informação <text:s text:c="985"/></text:p>
          </table:table-cell>
          <table:table-cell table:number-columns-repeated="960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Dados_Conferências_Nacionais.A2:Dados_Conferências_Nacionais.BP8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0000-00-00T14:49:39.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b93205-6e6b3fc-7830f6d-c08ad66-1d9bf4</meta:generator>
    <meta:initial-creator>Clóvis Henrique Leite de Souza</meta:initial-creator>
    <meta:creation-date>2013-03-25T13:29:45Z</meta:creation-date>
    <dc:date>2014-09-08T15:02:51.04</dc:date>
    <meta:editing-duration>P0D</meta:editing-duration>
    <meta:editing-cycles>1</meta:editing-cycles>
    <meta:document-statistic meta:table-count="1" meta:cell-count="5312" meta:object-count="0"/>
  </office:meta>
</office:document-meta>
</file>